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.423cm" fo:margin-left="0cm" fo:margin-right="0cm" fo:keep-with-next="always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.423cm" fo:margin-bottom="0.212cm" fo:margin-left="0cm" fo:margin-right="0cm" fo:keep-with-next="always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T4_2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.423cm" fo:margin-left="0cm" fo:margin-right="0cm" fo:keep-with-next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.423cm" fo:margin-bottom="0.212cm" fo:margin-left="0cm" fo:margin-right="0cm" fo:keep-with-next="always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T8_2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2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38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.423cm" fo:margin-bottom="0.212cm" fo:margin-left="0cm" fo:margin-right="0cm" fo:keep-with-next="always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T31_2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T31_3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T31_4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T31_5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5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.423cm" fo:margin-bottom="0.212cm" fo:margin-left="0cm" fo:margin-right="0cm" fo:keep-with-next="always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T37_2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T37_3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T37_4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T37_5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solid" style:text-underline-color="font-color"/>
    </style:style>
    <style:style style:name="P3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1" style:family="text">
      <style:text-properties style:font-name="Arial" fo:font-size="10pt" style:font-name-asian="Arial" style:font-size-asian="10pt" style:font-name-complex="Arial" style:font-size-complex="10pt"/>
    </style:style>
    <style:style style:name="T38_12" style:family="text">
      <style:text-properties style:font-name="Arial" fo:font-size="10pt" style:font-name-asian="Arial" style:font-size-asian="10pt" style:font-name-complex="Arial" style:font-size-complex="10pt"/>
    </style:style>
    <style:style style:name="T38_13" style:family="text">
      <style:text-properties style:font-name="Arial" fo:font-size="10pt" style:font-name-asian="Arial" style:font-size-asian="10pt" style:font-name-complex="Arial" style:font-size-complex="10pt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Heading_20_3">
      <style:paragraph-properties fo:break-before="auto" fo:line-height="100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38%" style:writing-mode="lr-tb"/>
    </style:style>
    <style:style style:name="T41_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2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2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3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3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3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3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3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3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3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3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3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3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4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4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4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4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4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4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4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4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4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4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5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5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5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5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5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5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5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5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5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5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6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6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6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6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6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6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6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6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6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6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7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7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7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7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7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7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7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7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7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7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8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8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8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8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8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8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8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8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8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8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9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9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9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9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9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9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9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9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9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9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0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0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0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0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0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0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0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0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0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0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1_1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42" style:family="paragraph" style:parent-style-name="Standard">
      <style:paragraph-properties fo:break-before="auto" fo:line-height="138%" style:writing-mode="lr-tb"/>
      <style:text-properties fo:color="#000000" style:font-name="Arial" fo:font-size="10pt" style:font-name-asian="Arial" style:font-size-asian="10pt" style:font-name-complex="Arial" style:font-size-complex="10pt"/>
    </style:style>
    <style:style style:name="P4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able1" style:family="table">
      <style:table-properties table:align="left" style:width="5.874cm" fo:margin-left="0cm"/>
    </style:style>
    <style:style style:name="Column1" style:family="table-column">
      <style:table-column-properties style:column-width="2.381cm"/>
    </style:style>
    <style:style style:name="Column2" style:family="table-column">
      <style:table-column-properties style:column-width="2.064cm"/>
    </style:style>
    <style:style style:name="Column3" style:family="table-column">
      <style:table-column-properties style:column-width="1.429cm"/>
    </style:style>
    <style:style style:name="Row1" style:family="table-row"/>
    <style:style style:name="Cell1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45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46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47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48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49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50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51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52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53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54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55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56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57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58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59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60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61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62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63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64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65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66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67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68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69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70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71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P7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6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6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8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9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9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9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9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9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9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9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9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9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9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1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1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8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1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1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1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1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1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1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1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1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4_1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8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9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9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9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9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9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9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9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9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9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9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0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0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0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0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0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0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0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0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0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0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85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9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3" style:family="paragraph" style:parent-style-name="Heading_20_3">
      <style:paragraph-properties fo:break-before="auto" fo:line-height="100%" style:writing-mode="lr-tb"/>
    </style:style>
    <style:style style:name="T93_1" style:family="text"/>
    <style:style style:name="T93_2" style:family="text"/>
    <style:style style:name="T93_3" style:family="text"/>
    <style:style style:name="P9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P9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8" style:family="text">
      <style:text-properties style:font-name="Arial" fo:font-size="10pt" style:font-name-asian="Arial" style:font-size-asian="10pt" style:font-name-complex="Arial" style:font-size-complex="10pt"/>
    </style:style>
    <style:style style:name="T96_29" style:family="text">
      <style:text-properties style:font-name="Arial" fo:font-size="10pt" style:font-name-asian="Arial" style:font-size-asian="10pt" style:font-name-complex="Arial" style:font-size-complex="10pt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able2" style:family="table">
      <style:table-properties table:align="left" style:width="4.445cm" fo:margin-left="0cm"/>
    </style:style>
    <style:style style:name="Column4" style:family="table-column">
      <style:table-column-properties style:column-width="2.699cm"/>
    </style:style>
    <style:style style:name="Column5" style:family="table-column">
      <style:table-column-properties style:column-width="1.746cm"/>
    </style:style>
    <style:style style:name="Row10" style:family="table-row"/>
    <style:style style:name="Cell28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99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00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30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01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02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2" style:family="table-row"/>
    <style:style style:name="Cell32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03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3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04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3" style:family="table-row"/>
    <style:style style:name="Cell34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05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06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36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07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7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08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38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09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10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40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11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12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42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13" style:family="paragraph" style:parent-style-name="Standard">
      <style:paragraph-properties fo:text-align="left" fo:break-before="auto" fo:text-indent="0cm" fo:line-height="138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middle" fo:padding-top="0.079cm" fo:border-top="#000000 0.035cm solid" fo:padding-bottom="0.079cm" fo:border-bottom="#000000 0.035cm solid" fo:padding-left="0.079cm" fo:border-left="#000000 0.035cm solid" fo:padding-right="0.079cm" fo:border-right="#000000 0.035cm solid"/>
    </style:style>
    <style:style style:name="P114" style:family="paragraph" style:parent-style-name="Standard">
      <style:paragraph-properties fo:text-align="right" fo:break-before="auto" fo:text-indent="0cm" fo:line-height="138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1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20%" fo:margin-top="0cm" fo:margin-bottom="0.247cm" fo:margin-left="1.27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0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0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0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0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7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7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7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8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9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0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0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0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8_10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8_10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0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0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0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0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0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1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29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2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2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2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2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8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9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0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0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0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0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0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0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0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0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0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0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1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2_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.423cm" fo:margin-bottom="0.212cm" fo:margin-left="0cm" fo:margin-right="0cm" fo:keep-with-next="always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13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solid" style:text-underline-color="font-color"/>
    </style:style>
    <style:style style:name="P137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3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line-height="120%" fo:margin-top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8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8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8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8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8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8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8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8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8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8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9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9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9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9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9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9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7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7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7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7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7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Customer</text:span><text:span text:style-name="T1_2"><text:s/></text:span><text:span text:style-name="T1_3">Pricing</text:span><text:span text:style-name="T1_4"><text:s/></text:span><text:span text:style-name="T1_5">Plugin</text:span><text:span text:style-name="T1_6"><text:s/></text:span><text:span text:style-name="T1_7">WooCommerce</text:span></text:h>
      <text:p text:style-name="P2"><text:span text:style-name="T2_1">Author</text:span><text:span text:style-name="T2_2">:<text:s/></text:span><text:span text:style-name="T2_3">Cristian</text:span><text:span text:style-name="T2_4"><text:s/></text:span><text:span text:style-name="T2_5">Ionel</text:span></text:p>
      <text:p text:style-name="P3"/>
      <text:p text:style-name="P4"><text:span text:style-name="T4_1">Scope</text:span><text:span text:style-name="T4_2">:</text:span></text:p>
      <text:p text:style-name="P5"><text:span text:style-name="T5_1">1.<text:s/></text:span><text:span text:style-name="T5_2">Assign</text:span><text:span text:style-name="T5_3"><text:s/></text:span><text:span text:style-name="T5_4">special</text:span><text:span text:style-name="T5_5"><text:s/></text:span><text:span text:style-name="T5_6">pricing</text:span><text:span text:style-name="T5_7"><text:s/></text:span><text:span text:style-name="T5_8">rules</text:span><text:span text:style-name="T5_9">,<text:s/></text:span><text:span text:style-name="T5_10">per</text:span><text:span text:style-name="T5_11"><text:s/></text:span><text:span text:style-name="T5_12">customer</text:span><text:span text:style-name="T5_13">,<text:s/></text:span><text:span text:style-name="T5_14">using</text:span><text:span text:style-name="T5_15"><text:s/></text:span><text:span text:style-name="T5_16">CSV</text:span><text:span text:style-name="T5_17"><text:s/></text:span><text:span text:style-name="T5_18">files</text:span><text:span text:style-name="T5_19">;</text:span></text:p>
      <text:p text:style-name="P6"><text:span text:style-name="T6_1">2.<text:s/></text:span><text:span text:style-name="T6_2">Update</text:span><text:span text:style-name="T6_3"><text:s/></text:span><text:span text:style-name="T6_4">product</text:span><text:span text:style-name="T6_5"><text:s/></text:span><text:span text:style-name="T6_6">prices</text:span><text:span text:style-name="T6_7"><text:s/></text:span><text:span text:style-name="T6_8">using</text:span><text:span text:style-name="T6_9"><text:s/></text:span><text:span text:style-name="T6_10">CSV</text:span><text:span text:style-name="T6_11"><text:s/></text:span><text:span text:style-name="T6_12">files</text:span><text:span text:style-name="T6_13">;</text:span></text:p>
      <text:p text:style-name="P7"/>
      <text:p text:style-name="P8"><text:span text:style-name="T8_1">Details</text:span><text:span text:style-name="T8_2">:</text:span></text:p>
      <text:p text:style-name="P9"><text:span text:style-name="T9_1">Customer</text:span></text:p>
      <text:list text:style-name="LS1" xml:id="list0">
        <text:list-item>
          <text:p text:style-name="P10"><text:span text:style-name="T10_1">A</text:span><text:span text:style-name="T10_2"><text:s/></text:span><text:span text:style-name="T10_3">unique</text:span><text:span text:style-name="T10_4"><text:s/></text:span><text:span text:style-name="T10_5">customer</text:span><text:span text:style-name="T10_6"><text:s/></text:span><text:span text:style-name="T10_7">ID</text:span><text:span text:style-name="T10_8"><text:s/></text:span><text:span text:style-name="T10_9">field</text:span><text:span text:style-name="T10_10"><text:s/></text:span><text:span text:style-name="T10_11">must</text:span><text:span text:style-name="T10_12"><text:s/></text:span><text:span text:style-name="T10_13">be</text:span><text:span text:style-name="T10_14"><text:s/></text:span><text:span text:style-name="T10_15">added</text:span><text:span text:style-name="T10_16"><text:s/></text:span><text:span text:style-name="T10_17">to</text:span><text:span text:style-name="T10_18"><text:s/></text:span><text:span text:style-name="T10_19">each</text:span><text:span text:style-name="T10_20"><text:s/></text:span><text:span text:style-name="T10_21">customer</text:span></text:p>
        </text:list-item>
        <text:list-item>
          <text:p text:style-name="P11"><text:span text:style-name="T11_1">A</text:span><text:span text:style-name="T11_2"><text:s/></text:span><text:span text:style-name="T11_3">button</text:span><text:span text:style-name="T11_4"><text:s/></text:span><text:span text:style-name="T11_5">to</text:span><text:span text:style-name="T11_6"><text:s/></text:span><text:span text:style-name="T11_7">clear</text:span><text:span text:style-name="T11_8"><text:s/></text:span><text:span text:style-name="T11_9">all</text:span><text:span text:style-name="T11_10"><text:s/></text:span><text:span text:style-name="T11_11">custom</text:span><text:span text:style-name="T11_12"><text:s/></text:span><text:span text:style-name="T11_13">pricing</text:span><text:span text:style-name="T11_14"><text:s/></text:span><text:span text:style-name="T11_15">for</text:span><text:span text:style-name="T11_16"><text:s/></text:span><text:span text:style-name="T11_17">this</text:span><text:span text:style-name="T11_18"><text:s/></text:span><text:span text:style-name="T11_19">customer</text:span><text:span text:style-name="T11_20"><text:s/></text:span><text:span text:style-name="T11_21">should</text:span><text:span text:style-name="T11_22"><text:s/></text:span><text:span text:style-name="T11_23">be</text:span><text:span text:style-name="T11_24"><text:s/></text:span><text:span text:style-name="T11_25">added</text:span></text:p>
          <text:list>
            <text:list-item>
              <text:p text:style-name="P12"><text:span text:style-name="T12_1">This</text:span><text:span text:style-name="T12_2"><text:s/></text:span><text:span text:style-name="T12_3">button</text:span><text:span text:style-name="T12_4"><text:s/></text:span><text:span text:style-name="T12_5">should</text:span><text:span text:style-name="T12_6"><text:s/></text:span><text:span text:style-name="T12_7">clear</text:span><text:span text:style-name="T12_8"><text:s/></text:span><text:span text:style-name="T12_9">the</text:span><text:span text:style-name="T12_10"><text:s/></text:span><text:span text:style-name="T12_11">underlying</text:span><text:span text:style-name="T12_12"><text:s/></text:span><text:span text:style-name="T12_13">tables</text:span><text:span text:style-name="T12_14"><text:s/></text:span><text:span text:style-name="T12_15">of</text:span><text:span text:style-name="T12_16"><text:s/></text:span><text:span text:style-name="T12_17">any</text:span><text:span text:style-name="T12_18"><text:s/></text:span><text:span text:style-name="T12_19">SKU</text:span><text:span text:style-name="T12_20"><text:s/></text:span><text:span text:style-name="T12_21">and</text:span><text:span text:style-name="T12_22"><text:s/></text:span><text:span text:style-name="T12_23">price</text:span><text:span text:style-name="T12_24"><text:s/></text:span><text:span text:style-name="T12_25">associations</text:span><text:span text:style-name="T12_26"><text:s/></text:span><text:span text:style-name="T12_27">for</text:span><text:span text:style-name="T12_28"><text:s/></text:span><text:span text:style-name="T12_29">that</text:span><text:span text:style-name="T12_30"><text:s/></text:span><text:span text:style-name="T12_31">CustomerID</text:span><text:span text:style-name="T12_32">.</text:span></text:p>
            </text:list-item>
          </text:list>
        </text:list-item>
      </text:list>
      <text:p text:style-name="P13"/>
      <text:p text:style-name="P14"><text:span text:style-name="T14_1">WooCommerce</text:span></text:p>
      <text:list text:style-name="LS2" xml:id="list3">
        <text:list-item>
          <text:p text:style-name="P15"><text:span text:style-name="T15_1">A</text:span><text:span text:style-name="T15_2"><text:s/></text:span><text:span text:style-name="T15_3">CSV</text:span><text:span text:style-name="T15_4"><text:s/></text:span><text:span text:style-name="T15_5">import</text:span><text:span text:style-name="T15_6"><text:s/></text:span><text:span text:style-name="T15_7">function</text:span><text:span text:style-name="T15_8"><text:s/></text:span><text:span text:style-name="T15_9">should</text:span><text:span text:style-name="T15_10"><text:s/></text:span><text:span text:style-name="T15_11">be</text:span><text:span text:style-name="T15_12"><text:s/></text:span><text:span text:style-name="T15_13">built</text:span><text:span text:style-name="T15_14"><text:s/></text:span><text:span text:style-name="T15_15">into</text:span><text:span text:style-name="T15_16"><text:s/></text:span><text:span text:style-name="T15_17">this</text:span><text:span text:style-name="T15_18"><text:s/></text:span><text:span text:style-name="T15_19">section</text:span><text:span text:style-name="T15_20">.</text:span></text:p>
        </text:list-item>
        <text:list-item>
          <text:p text:style-name="P16"><text:span text:style-name="T16_1">The</text:span><text:span text:style-name="T16_2"><text:s/></text:span><text:span text:style-name="T16_3">CSV</text:span><text:span text:style-name="T16_4"><text:s/></text:span><text:span text:style-name="T16_5">import</text:span><text:span text:style-name="T16_6"><text:s/></text:span><text:span text:style-name="T16_7">screen</text:span><text:span text:style-name="T16_8"><text:s/></text:span><text:span text:style-name="T16_9">should</text:span><text:span text:style-name="T16_10"><text:s/></text:span><text:span text:style-name="T16_11">accept</text:span><text:span text:style-name="T16_12"><text:s/></text:span><text:span text:style-name="T16_13">a</text:span><text:span text:style-name="T16_14"><text:s/></text:span><text:span text:style-name="T16_15">single</text:span><text:span text:style-name="T16_16"><text:s/></text:span><text:span text:style-name="T16_17">file</text:span></text:p>
        </text:list-item>
        <text:list-item>
          <text:p text:style-name="P17"><text:span text:style-name="T17_1">Upon</text:span><text:span text:style-name="T17_2"><text:s/></text:span><text:span text:style-name="T17_3">loading</text:span><text:span text:style-name="T17_4"><text:s/></text:span><text:span text:style-name="T17_5">the</text:span><text:span text:style-name="T17_6"><text:s/></text:span><text:span text:style-name="T17_7">CSV</text:span><text:span text:style-name="T17_8"><text:s/></text:span><text:span text:style-name="T17_9">table</text:span><text:span text:style-name="T17_10">(</text:span><text:span text:style-name="T17_11">s</text:span><text:span text:style-name="T17_12">)<text:s/></text:span><text:span text:style-name="T17_13">should</text:span><text:span text:style-name="T17_14"><text:s/></text:span><text:span text:style-name="T17_15">be</text:span><text:span text:style-name="T17_16"><text:s/></text:span><text:span text:style-name="T17_17">updated</text:span><text:span text:style-name="T17_18"><text:s/></text:span><text:span text:style-name="T17_19">that</text:span><text:span text:style-name="T17_20"><text:s/></text:span><text:span text:style-name="T17_21">associate</text:span><text:span text:style-name="T17_22"><text:s/></text:span><text:span text:style-name="T17_23">the</text:span><text:span text:style-name="T17_24"><text:s/></text:span><text:span text:style-name="T17_25">unique</text:span><text:span text:style-name="T17_26"><text:s/></text:span><text:span text:style-name="T17_27">CustomerID</text:span><text:span text:style-name="T17_28"><text:s/></text:span><text:span text:style-name="T17_29">to</text:span><text:span text:style-name="T17_30"><text:s/></text:span><text:span text:style-name="T17_31">a</text:span><text:span text:style-name="T17_32"><text:s/></text:span><text:span text:style-name="T17_33">SKU</text:span><text:span text:style-name="T17_34"><text:s/></text:span><text:span text:style-name="T17_35">and</text:span><text:span text:style-name="T17_36"><text:s/></text:span><text:span text:style-name="T17_37">price</text:span></text:p>
        </text:list-item>
        <text:list-item>
          <text:p text:style-name="P18"><text:span text:style-name="T18_1">If</text:span><text:span text:style-name="T18_2"><text:s/></text:span><text:span text:style-name="T18_3">the</text:span><text:span text:style-name="T18_4"><text:s/></text:span><text:span text:style-name="T18_5">SKU</text:span><text:span text:style-name="T18_6"><text:s/></text:span><text:span text:style-name="T18_7">and</text:span><text:span text:style-name="T18_8"><text:s/></text:span><text:span text:style-name="T18_9">CustomerID</text:span><text:span text:style-name="T18_10"><text:s/></text:span><text:span text:style-name="T18_11">match</text:span><text:span text:style-name="T18_12"><text:s/></text:span><text:span text:style-name="T18_13">an</text:span><text:span text:style-name="T18_14"><text:s/></text:span><text:span text:style-name="T18_15">existing</text:span><text:span text:style-name="T18_16"><text:s/></text:span><text:span text:style-name="T18_17">record</text:span><text:span text:style-name="T18_18">,<text:s/></text:span><text:span text:style-name="T18_19">the</text:span><text:span text:style-name="T18_20"><text:s/></text:span><text:span text:style-name="T18_21">price</text:span><text:span text:style-name="T18_22"><text:s/></text:span><text:span text:style-name="T18_23">should</text:span><text:span text:style-name="T18_24"><text:s/></text:span><text:span text:style-name="T18_25">be</text:span><text:span text:style-name="T18_26"><text:s/></text:span><text:span text:style-name="T18_27">updated</text:span><text:span text:style-name="T18_28"><text:s/></text:span><text:span text:style-name="T18_29">to</text:span><text:span text:style-name="T18_30"><text:s/></text:span><text:span text:style-name="T18_31">the</text:span><text:span text:style-name="T18_32"><text:s/></text:span><text:span text:style-name="T18_33">new</text:span><text:span text:style-name="T18_34"><text:s/></text:span><text:span text:style-name="T18_35">value</text:span><text:span text:style-name="T18_36">.</text:span></text:p>
        </text:list-item>
      </text:list>
      <text:p text:style-name="P19"/>
      <text:p text:style-name="P20"><text:span text:style-name="T20_1">Product</text:span></text:p>
      <text:list text:style-name="LS3" xml:id="list7">
        <text:list-item>
          <text:p text:style-name="P21"><text:span text:style-name="T21_1">When</text:span><text:span text:style-name="T21_2"><text:s/></text:span><text:span text:style-name="T21_3">a</text:span><text:span text:style-name="T21_4"><text:s/></text:span><text:span text:style-name="T21_5">product</text:span><text:span text:style-name="T21_6"><text:s/></text:span><text:span text:style-name="T21_7">price</text:span><text:span text:style-name="T21_8"><text:s/></text:span><text:span text:style-name="T21_9">is</text:span><text:span text:style-name="T21_10"><text:s/></text:span><text:span text:style-name="T21_11">displayed</text:span><text:span text:style-name="T21_12"><text:s/></text:span><text:span text:style-name="T21_13">anywhere</text:span><text:span text:style-name="T21_14"><text:s/></text:span><text:span text:style-name="T21_15">on</text:span><text:span text:style-name="T21_16"><text:s/></text:span><text:span text:style-name="T21_17">the</text:span><text:span text:style-name="T21_18"><text:s/></text:span><text:span text:style-name="T21_19">site</text:span><text:span text:style-name="T21_20">,<text:s/></text:span><text:span text:style-name="T21_21">the</text:span><text:span text:style-name="T21_22"><text:s/></text:span><text:span text:style-name="T21_23">CustomerID</text:span><text:span text:style-name="T21_24"><text:s/></text:span><text:span text:style-name="T21_25">of</text:span><text:span text:style-name="T21_26"><text:s/></text:span><text:span text:style-name="T21_27">the</text:span><text:span text:style-name="T21_28"><text:s/></text:span><text:span text:style-name="T21_29">logged</text:span><text:span text:style-name="T21_30"><text:s/></text:span><text:span text:style-name="T21_31">in</text:span><text:span text:style-name="T21_32"><text:s/></text:span><text:span text:style-name="T21_33">user</text:span><text:span text:style-name="T21_34"><text:s/></text:span><text:span text:style-name="T21_35">should</text:span><text:span text:style-name="T21_36"><text:s/></text:span><text:span text:style-name="T21_37">be</text:span><text:span text:style-name="T21_38"><text:s/></text:span><text:span text:style-name="T21_39">grabbed</text:span><text:span text:style-name="T21_40"><text:s/></text:span><text:span text:style-name="T21_41">and</text:span><text:span text:style-name="T21_42"><text:s/></text:span><text:span text:style-name="T21_43">the</text:span><text:span text:style-name="T21_44"><text:s/></text:span><text:span text:style-name="T21_45">price</text:span><text:span text:style-name="T21_46"><text:s/></text:span><text:span text:style-name="T21_47">for</text:span><text:span text:style-name="T21_48"><text:s/></text:span><text:span text:style-name="T21_49">the</text:span><text:span text:style-name="T21_50"><text:s/></text:span><text:span text:style-name="T21_51">specific</text:span><text:span text:style-name="T21_52"><text:s/></text:span><text:span text:style-name="T21_53">SKU</text:span><text:span text:style-name="T21_54"><text:s/></text:span><text:span text:style-name="T21_55">should</text:span><text:span text:style-name="T21_56"><text:s/></text:span><text:span text:style-name="T21_57">be</text:span><text:span text:style-name="T21_58"><text:s/></text:span><text:span text:style-name="T21_59">loaded</text:span><text:span text:style-name="T21_60"><text:s/></text:span><text:span text:style-name="T21_61">from</text:span><text:span text:style-name="T21_62"><text:s/></text:span><text:span text:style-name="T21_63">the</text:span><text:span text:style-name="T21_64"><text:s/></text:span><text:span text:style-name="T21_65">table</text:span><text:span text:style-name="T21_66"><text:s/></text:span><text:span text:style-name="T21_67">defined</text:span><text:span text:style-name="T21_68"><text:s/></text:span><text:span text:style-name="T21_69">above</text:span><text:span text:style-name="T21_70">.</text:span></text:p>
        </text:list-item>
        <text:list-item>
          <text:p text:style-name="P22"><text:span text:style-name="T22_1">If</text:span><text:span text:style-name="T22_2"><text:s/></text:span><text:span text:style-name="T22_3">the</text:span><text:span text:style-name="T22_4"><text:s/></text:span><text:span text:style-name="T22_5">customer</text:span><text:span text:style-name="T22_6"><text:s/></text:span><text:span text:style-name="T22_7">is</text:span><text:span text:style-name="T22_8"><text:s/></text:span><text:span text:style-name="T22_9">not</text:span><text:span text:style-name="T22_10"><text:s/></text:span><text:span text:style-name="T22_11">logged</text:span><text:span text:style-name="T22_12"><text:s/></text:span><text:span text:style-name="T22_13">in</text:span><text:span text:style-name="T22_14"><text:s/></text:span><text:span text:style-name="T22_15">the</text:span><text:span text:style-name="T22_16"><text:s/></text:span><text:span text:style-name="T22_17">list</text:span><text:span text:style-name="T22_18"><text:s/></text:span><text:span text:style-name="T22_19">price</text:span><text:span text:style-name="T22_20"><text:s/></text:span><text:span text:style-name="T22_21">should</text:span><text:span text:style-name="T22_22"><text:s/></text:span><text:span text:style-name="T22_23">be</text:span><text:span text:style-name="T22_24"><text:s/></text:span><text:span text:style-name="T22_25">shown</text:span><text:span text:style-name="T22_26">.</text:span></text:p>
        </text:list-item>
        <text:list-item>
          <text:p text:style-name="P23"><text:span text:style-name="T23_1">For</text:span><text:span text:style-name="T23_2"><text:s/></text:span><text:span text:style-name="T23_3">the</text:span><text:span text:style-name="T23_4"><text:s/></text:span><text:span text:style-name="T23_5">purposes</text:span><text:span text:style-name="T23_6"><text:s/></text:span><text:span text:style-name="T23_7">of</text:span><text:span text:style-name="T23_8"><text:s/></text:span><text:span text:style-name="T23_9">our</text:span><text:span text:style-name="T23_10"><text:s/></text:span><text:span text:style-name="T23_11">plugin</text:span><text:span text:style-name="T23_12"><text:s/></text:span><text:span text:style-name="T23_13">the</text:span><text:span text:style-name="T23_14"><text:s/></text:span><text:span text:style-name="T23_15">SKU</text:span><text:span text:style-name="T23_16"><text:s/></text:span><text:span text:style-name="T23_17">is</text:span><text:span text:style-name="T23_18">:</text:span></text:p>
          <text:list>
            <text:list-item>
              <text:p text:style-name="P24"><text:span text:style-name="T24_1">The</text:span><text:span text:style-name="T24_2"><text:s/></text:span><text:span text:style-name="T24_3">SKU</text:span><text:span text:style-name="T24_4"><text:s/></text:span><text:span text:style-name="T24_5">in</text:span><text:span text:style-name="T24_6"><text:s/></text:span><text:span text:style-name="T24_7">the</text:span><text:span text:style-name="T24_8"><text:s/></text:span><text:span text:style-name="T24_9">General</text:span><text:span text:style-name="T24_10"><text:s/></text:span><text:span text:style-name="T24_11">section</text:span><text:span text:style-name="T24_12"><text:s/></text:span><text:span text:style-name="T24_13">of</text:span><text:span text:style-name="T24_14"><text:s/></text:span><text:span text:style-name="T24_15">a</text:span><text:span text:style-name="T24_16"><text:s/></text:span><text:span text:style-name="T24_17">simple</text:span><text:span text:style-name="T24_18"><text:s/></text:span><text:span text:style-name="T24_19">product</text:span></text:p>
            </text:list-item>
            <text:list-item>
              <text:p text:style-name="P25"><text:span text:style-name="T25_1">The</text:span><text:span text:style-name="T25_2"><text:s/></text:span><text:span text:style-name="T25_3">SKU</text:span><text:span text:style-name="T25_4"><text:s/></text:span><text:span text:style-name="T25_5">in</text:span><text:span text:style-name="T25_6"><text:s/></text:span><text:span text:style-name="T25_7">each</text:span><text:span text:style-name="T25_8"><text:s/></text:span><text:span text:style-name="T25_9">product</text:span><text:span text:style-name="T25_10"><text:s/></text:span><text:span text:style-name="T25_11">variation</text:span><text:span text:style-name="T25_12"><text:s/></text:span><text:span text:style-name="T25_13">in</text:span><text:span text:style-name="T25_14"><text:s/></text:span><text:span text:style-name="T25_15">a</text:span><text:span text:style-name="T25_16"><text:s/></text:span><text:span text:style-name="T25_17">variable</text:span><text:span text:style-name="T25_18"><text:s/></text:span><text:span text:style-name="T25_19">product</text:span><text:span text:style-name="T25_20">.</text:span></text:p>
            </text:list-item>
          </text:list>
        </text:list-item>
      </text:list>
      <text:p text:style-name="P26"/>
      <text:p text:style-name="P27"><text:span text:style-name="T27_1">CSV</text:span><text:span text:style-name="T27_2"><text:s/></text:span><text:span text:style-name="T27_3">Files</text:span></text:p>
      <text:list text:style-name="LS4" xml:id="list12">
        <text:list-item>
          <text:p text:style-name="P28"><text:span text:style-name="T28_1">CSV</text:span><text:span text:style-name="T28_2"><text:s/>(</text:span><text:span text:style-name="T28_3">Comma</text:span><text:span text:style-name="T28_4"><text:s/></text:span><text:span text:style-name="T28_5">Separated</text:span><text:span text:style-name="T28_6"><text:s/></text:span><text:span text:style-name="T28_7">Value</text:span><text:span text:style-name="T28_8">)</text:span><text:span text:style-name="T28_9"><text:s/></text:span><text:span text:style-name="T28_10">files</text:span><text:span text:style-name="T28_11"><text:s/></text:span><text:span text:style-name="T28_12">may</text:span><text:span text:style-name="T28_13"><text:s/></text:span><text:span text:style-name="T28_14">contain</text:span><text:span text:style-name="T28_15"><text:s/></text:span><text:span text:style-name="T28_16">multiple</text:span><text:span text:style-name="T28_17"><text:s/></text:span><text:span text:style-name="T28_18">CustomerID</text:span><text:span text:style-name="T28_19"><text:s/></text:span><text:span text:style-name="T28_20">records</text:span><text:span text:style-name="T28_21"><text:s/></text:span><text:span text:style-name="T28_22">and</text:span><text:span text:style-name="T28_23"><text:s/></text:span><text:span text:style-name="T28_24">SKUs</text:span><text:span text:style-name="T28_25"><text:s/></text:span><text:span text:style-name="T28_26">in</text:span><text:span text:style-name="T28_27"><text:s/></text:span><text:span text:style-name="T28_28">a</text:span><text:span text:style-name="T28_29"><text:s/></text:span><text:span text:style-name="T28_30">single</text:span><text:span text:style-name="T28_31"><text:s/></text:span><text:span text:style-name="T28_32">sheet</text:span><text:span text:style-name="T28_33"><text:s/></text:span><text:span text:style-name="T28_34">or</text:span><text:span text:style-name="T28_35"><text:s/></text:span><text:span text:style-name="T28_36">it</text:span><text:span text:style-name="T28_37"><text:s/></text:span><text:span text:style-name="T28_38">may</text:span><text:span text:style-name="T28_39"><text:s/></text:span><text:span text:style-name="T28_40">contain</text:span><text:span text:style-name="T28_41"><text:s/></text:span><text:span text:style-name="T28_42">a</text:span><text:span text:style-name="T28_43"><text:s/></text:span><text:span text:style-name="T28_44">single</text:span><text:span text:style-name="T28_45"><text:s/></text:span><text:span text:style-name="T28_46">CustomerID</text:span><text:span text:style-name="T28_47"><text:s/></text:span><text:span text:style-name="T28_48">in</text:span><text:span text:style-name="T28_49"><text:s/></text:span><text:span text:style-name="T28_50">a</text:span><text:span text:style-name="T28_51"><text:s/></text:span><text:span text:style-name="T28_52">single</text:span><text:span text:style-name="T28_53"><text:s/></text:span><text:span text:style-name="T28_54">sheet</text:span><text:span text:style-name="T28_55">.<text:s/></text:span><text:span text:style-name="T28_56">Column</text:span><text:span text:style-name="T28_57"><text:s/></text:span><text:span text:style-name="T28_58">headings</text:span><text:span text:style-name="T28_59"><text:s/></text:span><text:span text:style-name="T28_60">will</text:span><text:span text:style-name="T28_61"><text:s/></text:span><text:span text:style-name="T28_62">be</text:span><text:span text:style-name="T28_63"><text:s/></text:span><text:span text:style-name="T28_64">present</text:span><text:span text:style-name="T28_65"><text:s/></text:span><text:span text:style-name="T28_66">in</text:span><text:span text:style-name="T28_67"><text:s/></text:span><text:span text:style-name="T28_68">the</text:span><text:span text:style-name="T28_69"><text:s/></text:span><text:span text:style-name="T28_70">CSV</text:span><text:span text:style-name="T28_71">.<text:s/></text:span><text:span text:style-name="T28_72">File</text:span><text:span text:style-name="T28_73"><text:s/></text:span><text:span text:style-name="T28_74">layout</text:span><text:span text:style-name="T28_75"><text:s/></text:span><text:span text:style-name="T28_76">will</text:span><text:span text:style-name="T28_77"><text:s/></text:span><text:span text:style-name="T28_78">be</text:span><text:span text:style-name="T28_79">:</text:span></text:p>
          <text:list>
            <text:list-item>
              <text:p text:style-name="P29"><text:span text:style-name="T29_1">3<text:s/></text:span><text:span text:style-name="T29_2">columns</text:span><text:span text:style-name="T29_3"><text:s/></text:span><text:span text:style-name="T29_4">for</text:span><text:span text:style-name="T29_5"><text:s/></text:span><text:span text:style-name="T29_6">updating</text:span><text:span text:style-name="T29_7"><text:s/></text:span><text:span text:style-name="T29_8">customer</text:span><text:span text:style-name="T29_9"><text:s/></text:span><text:span text:style-name="T29_10">price</text:span><text:span text:style-name="T29_11"><text:s/></text:span><text:span text:style-name="T29_12">rules</text:span><text:span text:style-name="T29_13"><text:s/>(</text:span><text:span text:style-name="T29_14">CustomerID</text:span><text:span text:style-name="T29_15">,</text:span><text:span text:style-name="T29_16"><text:s/></text:span><text:span text:style-name="T29_17">SKU</text:span><text:span text:style-name="T29_18">,</text:span><text:span text:style-name="T29_19"><text:s/></text:span><text:span text:style-name="T29_20">Price</text:span><text:span text:style-name="T29_21">)</text:span></text:p>
            </text:list-item>
            <text:list-item>
              <text:p text:style-name="P30"><text:span text:style-name="T30_1">2<text:s/></text:span><text:span text:style-name="T30_2">columns</text:span><text:span text:style-name="T30_3"><text:s/></text:span><text:span text:style-name="T30_4">for</text:span><text:span text:style-name="T30_5"><text:s/></text:span><text:span text:style-name="T30_6">updating</text:span><text:span text:style-name="T30_7"><text:s/></text:span><text:span text:style-name="T30_8">listing</text:span><text:span text:style-name="T30_9"><text:s/></text:span><text:span text:style-name="T30_10">prices</text:span><text:span text:style-name="T30_11"><text:s/>(</text:span><text:span text:style-name="T30_12">SKU</text:span><text:span text:style-name="T30_13">,</text:span><text:span text:style-name="T30_14"><text:s/></text:span><text:span text:style-name="T30_15">Price</text:span><text:span text:style-name="T30_16">)</text:span></text:p>
            </text:list-item>
          </text:list>
        </text:list-item>
      </text:list>
      <text:p text:style-name="P31"><text:span text:style-name="T31_1">Installing</text:span><text:span text:style-name="T31_2"><text:s/></text:span><text:span text:style-name="T31_3">the</text:span><text:span text:style-name="T31_4"><text:s/></text:span><text:span text:style-name="T31_5">plugin</text:span></text:p>
      <text:list text:style-name="LS5" xml:id="list15">
        <text:list-item>
          <text:p text:style-name="P32"><text:span text:style-name="T32_1">Upload</text:span><text:span text:style-name="T32_2"><text:s/></text:span><text:span text:style-name="T32_3">the</text:span><text:span text:style-name="T32_4"><text:s/></text:span><text:span text:style-name="T32_5">plugin</text:span><text:span text:style-name="T32_6"><text:s/></text:span><text:span text:style-name="T32_7">files</text:span><text:span text:style-name="T32_8"><text:s/></text:span><text:span text:style-name="T32_9">to</text:span><text:span text:style-name="T32_10"><text:s/></text:span><text:span text:style-name="T32_11">the</text:span><text:span text:style-name="T32_12"><text:s/>`/</text:span><text:span text:style-name="T32_13">wp</text:span><text:span text:style-name="T32_14">-</text:span><text:span text:style-name="T32_15">content</text:span><text:span text:style-name="T32_16">/</text:span><text:span text:style-name="T32_17">plugins</text:span><text:span text:style-name="T32_18">/</text:span><text:span text:style-name="T32_19">plugin</text:span><text:span text:style-name="T32_20">-</text:span><text:span text:style-name="T32_21">name</text:span><text:span text:style-name="T32_22">`<text:s/></text:span><text:span text:style-name="T32_23">directory</text:span><text:span text:style-name="T32_24">,<text:s/></text:span><text:span text:style-name="T32_25">or</text:span><text:span text:style-name="T32_26"><text:s/></text:span><text:span text:style-name="T32_27">install</text:span><text:span text:style-name="T32_28"><text:s/></text:span><text:span text:style-name="T32_29">the</text:span><text:span text:style-name="T32_30"><text:s/></text:span><text:span text:style-name="T32_31">plugin</text:span><text:span text:style-name="T32_32"><text:s/></text:span><text:span text:style-name="T32_33">through</text:span><text:span text:style-name="T32_34"><text:s/></text:span><text:span text:style-name="T32_35">the</text:span><text:span text:style-name="T32_36"><text:s/></text:span><text:span text:style-name="T32_37">WordPress</text:span><text:span text:style-name="T32_38"><text:s/></text:span><text:span text:style-name="T32_39">plugins</text:span><text:span text:style-name="T32_40"><text:s/></text:span><text:span text:style-name="T32_41">screen</text:span><text:span text:style-name="T32_42"><text:s/></text:span><text:span text:style-name="T32_43">directly</text:span><text:span text:style-name="T32_44">.</text:span></text:p>
        </text:list-item>
        <text:list-item>
          <text:p text:style-name="P33"><text:span text:style-name="T33_1">Activate</text:span><text:span text:style-name="T33_2"><text:s/></text:span><text:span text:style-name="T33_3">the</text:span><text:span text:style-name="T33_4"><text:s/></text:span><text:span text:style-name="T33_5">plugin</text:span><text:span text:style-name="T33_6"><text:s/></text:span><text:span text:style-name="T33_7">through</text:span><text:span text:style-name="T33_8"><text:s/></text:span><text:span text:style-name="T33_9">the</text:span><text:span text:style-name="T33_10"><text:s/>'</text:span><text:span text:style-name="T33_11">Plugins</text:span><text:span text:style-name="T33_12">'<text:s/></text:span><text:span text:style-name="T33_13">screen</text:span><text:span text:style-name="T33_14"><text:s/></text:span><text:span text:style-name="T33_15">in</text:span><text:span text:style-name="T33_16"><text:s/></text:span><text:span text:style-name="T33_17">WordPress</text:span></text:p>
        </text:list-item>
      </text:list>
      <text:p text:style-name="P34"/>
      <text:p text:style-name="P35"><text:span text:style-name="T35_1">Upon</text:span><text:span text:style-name="T35_2"><text:s/></text:span><text:span text:style-name="T35_3">activation</text:span><text:span text:style-name="T35_4">,<text:s/></text:span><text:span text:style-name="T35_5">the</text:span><text:span text:style-name="T35_6"><text:s/></text:span><text:span text:style-name="T35_7">plugin</text:span><text:span text:style-name="T35_8"><text:s/></text:span><text:span text:style-name="T35_9">will</text:span><text:span text:style-name="T35_10"><text:s/></text:span><text:span text:style-name="T35_11">create</text:span><text:span text:style-name="T35_12"><text:s/></text:span><text:span text:style-name="T35_13">a</text:span><text:span text:style-name="T35_14"><text:s/></text:span><text:span text:style-name="T35_15">new</text:span><text:span text:style-name="T35_16"><text:s/></text:span><text:span text:style-name="T35_17">database</text:span><text:span text:style-name="T35_18"><text:s/></text:span><text:span text:style-name="T35_19">table</text:span><text:span text:style-name="T35_20"><text:s/></text:span><text:span text:style-name="T35_21">called</text:span><text:span text:style-name="T35_22"><text:s text:c="2"/>“</text:span><text:span text:style-name="T35_23">woocommerce</text:span><text:span text:style-name="T35_24">_</text:span><text:span text:style-name="T35_25">custom</text:span><text:span text:style-name="T35_26">_</text:span><text:span text:style-name="T35_27">prices</text:span><text:span text:style-name="T35_28">”<text:s/></text:span><text:span text:style-name="T35_29">and</text:span><text:span text:style-name="T35_30"><text:s/></text:span><text:span text:style-name="T35_31">a</text:span><text:span text:style-name="T35_32"><text:s/></text:span><text:span text:style-name="T35_33">new</text:span><text:span text:style-name="T35_34"><text:s/></text:span><text:span text:style-name="T35_35">admin</text:span><text:span text:style-name="T35_36"><text:s/></text:span><text:span text:style-name="T35_37">screen</text:span><text:span text:style-name="T35_38"><text:s/></text:span><text:span text:style-name="T35_39">under</text:span><text:span text:style-name="T35_40"><text:s/></text:span><text:span text:style-name="T35_41">the</text:span><text:span text:style-name="T35_42"><text:s/></text:span><text:span text:style-name="T35_43">WooCommerce</text:span><text:span text:style-name="T35_44"><text:s/></text:span><text:span text:style-name="T35_45">menu</text:span><text:span text:style-name="T35_46">,<text:s/></text:span><text:span text:style-name="T35_47">called</text:span><text:span text:style-name="T35_48"><text:s/>“</text:span><text:span text:style-name="T35_49">Customer</text:span><text:span text:style-name="T35_50"><text:s/></text:span><text:span text:style-name="T35_51">Prices</text:span><text:span text:style-name="T35_52">”.</text:span><text:span text:style-name="T35_53"><text:s/></text:span><text:span text:style-name="T35_54">Each</text:span><text:span text:style-name="T35_55"><text:s/></text:span><text:span text:style-name="T35_56">user</text:span><text:span text:style-name="T35_57"><text:s/></text:span><text:span text:style-name="T35_58">will</text:span><text:span text:style-name="T35_59"><text:s/></text:span><text:span text:style-name="T35_60">receive</text:span><text:span text:style-name="T35_61"><text:s/></text:span><text:span text:style-name="T35_62">a</text:span><text:span text:style-name="T35_63"><text:s/></text:span><text:span text:style-name="T35_64">new</text:span><text:span text:style-name="T35_65"><text:s/></text:span><text:span text:style-name="T35_66">meta</text:span><text:span text:style-name="T35_67"><text:s/></text:span><text:span text:style-name="T35_68">field</text:span><text:span text:style-name="T35_69"><text:s/></text:span><text:span text:style-name="T35_70">called</text:span><text:span text:style-name="T35_71"><text:s/>“</text:span><text:span text:style-name="T35_72">CustomerID</text:span><text:span text:style-name="T35_73">”.</text:span></text:p>
      <text:p text:style-name="P36"/>
      <text:p text:style-name="P37"><text:span text:style-name="T37_1">Using</text:span><text:span text:style-name="T37_2"><text:s/></text:span><text:span text:style-name="T37_3">the</text:span><text:span text:style-name="T37_4"><text:s/></text:span><text:span text:style-name="T37_5">plugin</text:span></text:p>
      <text:p text:style-name="P38"><text:span text:style-name="T38_1">As</text:span><text:span text:style-name="T38_2"><text:s/></text:span><text:span text:style-name="T38_3">Admin</text:span><text:span text:style-name="T38_4"><text:s/></text:span><text:span text:style-name="T38_5">or</text:span><text:span text:style-name="T38_6"><text:s/></text:span><text:span text:style-name="T38_7">Shop</text:span><text:span text:style-name="T38_8"><text:s/></text:span><text:span text:style-name="T38_9">Manager</text:span><text:span text:style-name="T38_10">,<text:s/></text:span><text:span text:style-name="T38_11">open</text:span><text:span text:style-name="T38_12"><text:s/></text:span><text:span text:style-name="T38_13">the</text:span><text:span text:style-name="T38_14"><text:s/></text:span><text:span text:style-name="T38_15">WooCommerce</text:span><text:span text:style-name="T38_16"><text:s/></text:span><text:span text:style-name="T38_17">menu</text:span><text:span text:style-name="T38_18"><text:s/></text:span><text:span text:style-name="T38_19">and</text:span><text:span text:style-name="T38_20"><text:s/></text:span><text:span text:style-name="T38_21">click</text:span><text:span text:style-name="T38_22"><text:s/></text:span><text:span text:style-name="T38_23">on</text:span><text:span text:style-name="T38_24"><text:s/>“</text:span><text:span text:style-name="T38_25">Customer</text:span><text:span text:style-name="T38_26"><text:s/></text:span><text:span text:style-name="T38_27">Prices</text:span><text:span text:style-name="T38_28">”.<text:s/></text:span><text:span text:style-name="T38_29">You</text:span><text:span text:style-name="T38_30"><text:s/></text:span><text:span text:style-name="T38_31">will</text:span><text:span text:style-name="T38_32"><text:s/></text:span><text:span text:style-name="T38_33">be</text:span><text:span text:style-name="T38_34"><text:s/></text:span><text:span text:style-name="T38_35">presented</text:span><text:span text:style-name="T38_36"><text:s/></text:span><text:span text:style-name="T38_37">with</text:span><text:span text:style-name="T38_38"><text:s/></text:span><text:span text:style-name="T38_39">a</text:span><text:span text:style-name="T38_40"><text:s/></text:span><text:span text:style-name="T38_41">form</text:span><text:span text:style-name="T38_42"><text:s/></text:span><text:span text:style-name="T38_43">with</text:span><text:span text:style-name="T38_44"><text:s/>2<text:s/></text:span><text:span text:style-name="T38_45">upload</text:span><text:span text:style-name="T38_46"><text:s/></text:span><text:span text:style-name="T38_47">fields</text:span><text:span text:style-name="T38_48">,<text:s/></text:span><text:span text:style-name="T38_49">one</text:span><text:span text:style-name="T38_50"><text:s/></text:span><text:span text:style-name="T38_51">for</text:span><text:span text:style-name="T38_52"><text:s/>“</text:span><text:span text:style-name="T38_53">Customer</text:span><text:span text:style-name="T38_54"><text:s/></text:span><text:span text:style-name="T38_55">Price</text:span><text:span text:style-name="T38_56"><text:s/></text:span><text:span text:style-name="T38_57">List</text:span><text:span text:style-name="T38_58">”<text:s/></text:span><text:span text:style-name="T38_59">and</text:span><text:span text:style-name="T38_60"><text:s/></text:span><text:span text:style-name="T38_61">one</text:span><text:span text:style-name="T38_62"><text:s/></text:span><text:span text:style-name="T38_63">for</text:span><text:span text:style-name="T38_64"><text:s/>“</text:span><text:span text:style-name="T38_65">List</text:span><text:span text:style-name="T38_66"><text:s/></text:span><text:span text:style-name="T38_67">Prices</text:span><text:span text:style-name="T38_68">”.<text:s/></text:span><text:span text:style-name="T38_69">This</text:span><text:span text:style-name="T38_70"><text:s/></text:span><text:span text:style-name="T38_71">is</text:span><text:span text:style-name="T38_72"><text:s/></text:span><text:span text:style-name="T38_73">where</text:span><text:span text:style-name="T38_74"><text:s/></text:span><text:span text:style-name="T38_75">you</text:span><text:span text:style-name="T38_76"><text:s/></text:span><text:span text:style-name="T38_77">upload</text:span><text:span text:style-name="T38_78"><text:s/></text:span><text:span text:style-name="T38_79">the</text:span><text:span text:style-name="T38_80"><text:s/></text:span><text:span text:style-name="T38_81">your</text:span><text:span text:style-name="T38_82"><text:s/></text:span><text:span text:style-name="T38_83">CSV</text:span><text:span text:style-name="T38_84"><text:s/></text:span><text:span text:style-name="T38_85">files</text:span><text:span text:style-name="T38_86"><text:s/></text:span><text:span text:style-name="T38_87">in</text:span><text:span text:style-name="T38_88"><text:s/></text:span><text:span text:style-name="T38_89">order</text:span><text:span text:style-name="T38_90"><text:s/></text:span><text:span text:style-name="T38_91">to</text:span><text:span text:style-name="T38_92"><text:s/></text:span><text:span text:style-name="T38_93">update</text:span><text:span text:style-name="T38_94"><text:s/></text:span><text:span text:style-name="T38_95">pricing</text:span><text:span text:style-name="T38_96"><text:s/></text:span><text:span text:style-name="T38_97">rules</text:span><text:span text:style-name="T38_98"><text:s/></text:span><text:span text:style-name="T38_99">and</text:span><text:span text:style-name="T38_100">/</text:span><text:span text:style-name="T38_101">or</text:span><text:span text:style-name="T38_102"><text:s/></text:span><text:span text:style-name="T38_103">listing</text:span><text:span text:style-name="T38_104"><text:s/></text:span><text:span text:style-name="T38_105">prices</text:span><text:span text:style-name="T38_106">.</text:span></text:p>
      <text:p text:style-name="P39"/>
      <text:h text:style-name="P40" text:outline-level="10"><text:span text:style-name="T40_1">Customer</text:span><text:span text:style-name="T40_2"><text:s/></text:span><text:span text:style-name="T40_3">Price</text:span><text:span text:style-name="T40_4"><text:s/></text:span><text:span text:style-name="T40_5">List</text:span></text:h>
      <text:p text:style-name="P41"><text:span text:style-name="T41_1">The</text:span><text:span text:style-name="T41_2"><text:s/></text:span><text:span text:style-name="T41_3">file</text:span><text:span text:style-name="T41_4"><text:s/></text:span><text:span text:style-name="T41_5">will</text:span><text:span text:style-name="T41_6"><text:s/></text:span><text:span text:style-name="T41_7">contain</text:span><text:span text:style-name="T41_8"><text:s/></text:span><text:span text:style-name="T41_9">the</text:span><text:span text:style-name="T41_10"><text:s/></text:span><text:span text:style-name="T41_11">customer</text:span><text:span text:style-name="T41_12"><text:s/></text:span><text:span text:style-name="T41_13">number</text:span><text:span text:style-name="T41_14">,<text:s/></text:span><text:span text:style-name="T41_15">the</text:span><text:span text:style-name="T41_16"><text:s/></text:span><text:span text:style-name="T41_17">SKU</text:span><text:span text:style-name="T41_18"><text:s/></text:span><text:span text:style-name="T41_19">and</text:span><text:span text:style-name="T41_20"><text:s/></text:span><text:span text:style-name="T41_21">the</text:span><text:span text:style-name="T41_22"><text:s/></text:span><text:span text:style-name="T41_23">price</text:span><text:span text:style-name="T41_24">.<text:s/></text:span><text:span text:style-name="T41_25">When</text:span><text:span text:style-name="T41_26"><text:s/></text:span><text:span text:style-name="T41_27">the</text:span><text:span text:style-name="T41_28"><text:s/></text:span><text:span text:style-name="T41_29">customer</text:span><text:span text:style-name="T41_30"><text:s/></text:span><text:span text:style-name="T41_31">is</text:span><text:span text:style-name="T41_32"><text:s/></text:span><text:span text:style-name="T41_33">logged</text:span><text:span text:style-name="T41_34"><text:s/></text:span><text:span text:style-name="T41_35">into</text:span><text:span text:style-name="T41_36"><text:s/></text:span><text:span text:style-name="T41_37">the</text:span><text:span text:style-name="T41_38"><text:s/></text:span><text:span text:style-name="T41_39">store</text:span><text:span text:style-name="T41_40">,<text:s/></text:span><text:span text:style-name="T41_41">that</text:span><text:span text:style-name="T41_42"><text:s/></text:span><text:span text:style-name="T41_43">customer</text:span><text:span text:style-name="T41_44"><text:s/></text:span><text:span text:style-name="T41_45">should</text:span><text:span text:style-name="T41_46"><text:s/></text:span><text:span text:style-name="T41_47">see</text:span><text:span text:style-name="T41_48"><text:s/></text:span><text:span text:style-name="T41_49">the</text:span><text:span text:style-name="T41_50"><text:s/></text:span><text:span text:style-name="T41_51">special</text:span><text:span text:style-name="T41_52"><text:s/></text:span><text:span text:style-name="T41_53">price</text:span><text:span text:style-name="T41_54"><text:s/></text:span><text:span text:style-name="T41_55">based</text:span><text:span text:style-name="T41_56"><text:s/></text:span><text:span text:style-name="T41_57">on</text:span><text:span text:style-name="T41_58"><text:s/></text:span><text:span text:style-name="T41_59">their</text:span><text:span text:style-name="T41_60"><text:s/></text:span><text:span text:style-name="T41_61">customer</text:span><text:span text:style-name="T41_62"><text:s/></text:span><text:span text:style-name="T41_63">number</text:span><text:span text:style-name="T41_64"><text:s/></text:span><text:span text:style-name="T41_65">and</text:span><text:span text:style-name="T41_66"><text:s/></text:span><text:span text:style-name="T41_67">SKU</text:span><text:span text:style-name="T41_68">.<text:s/></text:span><text:span text:style-name="T41_69">If</text:span><text:span text:style-name="T41_70"><text:s/></text:span><text:span text:style-name="T41_71">the</text:span><text:span text:style-name="T41_72"><text:s/></text:span><text:span text:style-name="T41_73">customer</text:span><text:span text:style-name="T41_74"><text:s/></text:span><text:span text:style-name="T41_75">is</text:span><text:span text:style-name="T41_76"><text:s/></text:span><text:span text:style-name="T41_77">not</text:span><text:span text:style-name="T41_78"><text:s/></text:span><text:span text:style-name="T41_79">logged</text:span><text:span text:style-name="T41_80"><text:s/></text:span><text:span text:style-name="T41_81">in</text:span><text:span text:style-name="T41_82">,<text:s/></text:span><text:span text:style-name="T41_83">or</text:span><text:span text:style-name="T41_84"><text:s/></text:span><text:span text:style-name="T41_85">if</text:span><text:span text:style-name="T41_86"><text:s/></text:span><text:span text:style-name="T41_87">the</text:span><text:span text:style-name="T41_88"><text:s/></text:span><text:span text:style-name="T41_89">customer</text:span><text:span text:style-name="T41_90"><text:s/></text:span><text:span text:style-name="T41_91">does</text:span><text:span text:style-name="T41_92"><text:s/></text:span><text:span text:style-name="T41_93">not</text:span><text:span text:style-name="T41_94"><text:s/></text:span><text:span text:style-name="T41_95">have</text:span><text:span text:style-name="T41_96"><text:s/></text:span><text:span text:style-name="T41_97">special</text:span><text:span text:style-name="T41_98"><text:s/></text:span><text:span text:style-name="T41_99">pricing</text:span><text:span text:style-name="T41_100"><text:s/></text:span><text:span text:style-name="T41_101">for</text:span><text:span text:style-name="T41_102"><text:s/></text:span><text:span text:style-name="T41_103">that</text:span><text:span text:style-name="T41_104"><text:s/></text:span><text:span text:style-name="T41_105">SKU</text:span><text:span text:style-name="T41_106"><text:s/></text:span><text:span text:style-name="T41_107">the</text:span><text:span text:style-name="T41_108"><text:s/></text:span><text:span text:style-name="T41_109">list</text:span><text:span text:style-name="T41_110"><text:s/></text:span><text:span text:style-name="T41_111">price</text:span><text:span text:style-name="T41_112"><text:s/></text:span><text:span text:style-name="T41_113">should</text:span><text:span text:style-name="T41_114"><text:s/></text:span><text:span text:style-name="T41_115">be</text:span><text:span text:style-name="T41_116"><text:s/></text:span><text:span text:style-name="T41_117">displayed</text:span><text:span text:style-name="T41_118"><text:s/></text:span><text:span text:style-name="T41_119">to</text:span><text:span text:style-name="T41_120"><text:s/></text:span><text:span text:style-name="T41_121">the</text:span><text:span text:style-name="T41_122"><text:s/></text:span><text:span text:style-name="T41_123">customer</text:span><text:span text:style-name="T41_124">.</text:span></text:p>
      <text:p text:style-name="P42"/>
      <text:p text:style-name="P43"><text:span text:style-name="T43_1">The</text:span><text:span text:style-name="T43_2"><text:s/></text:span><text:span text:style-name="T43_3">file</text:span><text:span text:style-name="T43_4"><text:s/></text:span><text:span text:style-name="T43_5">may</text:span><text:span text:style-name="T43_6"><text:s/></text:span><text:span text:style-name="T43_7">contain</text:span><text:span text:style-name="T43_8"><text:s/></text:span><text:span text:style-name="T43_9">multiple</text:span><text:span text:style-name="T43_10"><text:s/></text:span><text:span text:style-name="T43_11">CustomerID</text:span><text:span text:style-name="T43_12"><text:s/></text:span><text:span text:style-name="T43_13">records</text:span><text:span text:style-name="T43_14"><text:s/></text:span><text:span text:style-name="T43_15">and</text:span><text:span text:style-name="T43_16"><text:s/></text:span><text:span text:style-name="T43_17">SKUs</text:span><text:span text:style-name="T43_18"><text:s/></text:span><text:span text:style-name="T43_19">in</text:span><text:span text:style-name="T43_20"><text:s/></text:span><text:span text:style-name="T43_21">a</text:span><text:span text:style-name="T43_22"><text:s/></text:span><text:span text:style-name="T43_23">single</text:span><text:span text:style-name="T43_24"><text:s/></text:span><text:span text:style-name="T43_25">sheet</text:span><text:span text:style-name="T43_26"><text:s/></text:span><text:span text:style-name="T43_27">or</text:span><text:span text:style-name="T43_28"><text:s/></text:span><text:span text:style-name="T43_29">it</text:span><text:span text:style-name="T43_30"><text:s/></text:span><text:span text:style-name="T43_31">may</text:span><text:span text:style-name="T43_32"><text:s/></text:span><text:span text:style-name="T43_33">contain</text:span><text:span text:style-name="T43_34"><text:s/></text:span><text:span text:style-name="T43_35">a</text:span><text:span text:style-name="T43_36"><text:s/></text:span><text:span text:style-name="T43_37">single</text:span><text:span text:style-name="T43_38"><text:s/></text:span><text:span text:style-name="T43_39">CustomerID</text:span><text:span text:style-name="T43_40"><text:s/></text:span><text:span text:style-name="T43_41">in</text:span><text:span text:style-name="T43_42"><text:s/></text:span><text:span text:style-name="T43_43">a</text:span><text:span text:style-name="T43_44"><text:s/></text:span><text:span text:style-name="T43_45">single</text:span><text:span text:style-name="T43_46"><text:s/></text:span><text:span text:style-name="T43_47">sheet</text:span><text:span text:style-name="T43_48">.<text:s/></text:span><text:span text:style-name="T43_49">See</text:span><text:span text:style-name="T43_50"><text:s/></text:span><text:span text:style-name="T43_51">the</text:span><text:span text:style-name="T43_52"><text:s/></text:span><text:span text:style-name="T43_53">example</text:span><text:span text:style-name="T43_54"><text:s/></text:span><text:span text:style-name="T43_55">layouts</text:span><text:span text:style-name="T43_56"><text:s/></text:span><text:span text:style-name="T43_57">below</text:span><text:span text:style-name="T43_58">,<text:s/></text:span><text:span text:style-name="T43_59">column</text:span><text:span text:style-name="T43_60"><text:s/></text:span><text:span text:style-name="T43_61">headings</text:span><text:span text:style-name="T43_62"><text:s/></text:span><text:span text:style-name="T43_63">will</text:span><text:span text:style-name="T43_64"><text:s/></text:span><text:span text:style-name="T43_65">be</text:span><text:span text:style-name="T43_66"><text:s/></text:span><text:span text:style-name="T43_67">present</text:span><text:span text:style-name="T43_68"><text:s/></text:span><text:span text:style-name="T43_69">in</text:span><text:span text:style-name="T43_70"><text:s/></text:span><text:span text:style-name="T43_71">the</text:span><text:span text:style-name="T43_72"><text:s/></text:span><text:span text:style-name="T43_73">CSV</text:span><text:span text:style-name="T43_74">.</text:span></text:p>
      <text:p text:style-name="P44"><text:span text:style-name="T44_1">Example</text:span><text:span text:style-name="T44_2"><text:s/>1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5"><text:span text:style-name="T45_1">CustomerID</text:span></text:p>
          </table:table-cell>
          <table:table-cell table:style-name="Cell2">
            <text:p text:style-name="P46"><text:span text:style-name="T46_1">SKU</text:span></text:p>
          </table:table-cell>
          <table:table-cell table:style-name="Cell3">
            <text:p text:style-name="P47"><text:span text:style-name="T47_1">Price</text:span></text:p>
          </table:table-cell>
        </table:table-row>
        <table:table-row table:style-name="Row2">
          <table:table-cell table:style-name="Cell4">
            <text:p text:style-name="P48"><text:span text:style-name="T48_1">123456</text:span></text:p>
          </table:table-cell>
          <table:table-cell table:style-name="Cell5">
            <text:p text:style-name="P49"><text:span text:style-name="T49_1">901545</text:span><text:span text:style-name="T49_2">G</text:span></text:p>
          </table:table-cell>
          <table:table-cell table:style-name="Cell6">
            <text:p text:style-name="P50"><text:span text:style-name="T50_1">15.5</text:span></text:p>
          </table:table-cell>
        </table:table-row>
        <table:table-row table:style-name="Row3">
          <table:table-cell table:style-name="Cell7">
            <text:p text:style-name="P51"><text:span text:style-name="T51_1">123456</text:span></text:p>
          </table:table-cell>
          <table:table-cell table:style-name="Cell8">
            <text:p text:style-name="P52"><text:span text:style-name="T52_1">901545</text:span><text:span text:style-name="T52_2">A</text:span></text:p>
          </table:table-cell>
          <table:table-cell table:style-name="Cell9">
            <text:p text:style-name="P53"><text:span text:style-name="T53_1">17.25</text:span></text:p>
          </table:table-cell>
        </table:table-row>
        <table:table-row table:style-name="Row4">
          <table:table-cell table:style-name="Cell10">
            <text:p text:style-name="P54"><text:span text:style-name="T54_1">123456</text:span></text:p>
          </table:table-cell>
          <table:table-cell table:style-name="Cell11">
            <text:p text:style-name="P55"><text:span text:style-name="T55_1">901545</text:span><text:span text:style-name="T55_2">B</text:span></text:p>
          </table:table-cell>
          <table:table-cell table:style-name="Cell12">
            <text:p text:style-name="P56"><text:span text:style-name="T56_1">14.21</text:span></text:p>
          </table:table-cell>
        </table:table-row>
        <table:table-row table:style-name="Row5">
          <table:table-cell table:style-name="Cell13">
            <text:p text:style-name="P57"><text:span text:style-name="T57_1">123456</text:span></text:p>
          </table:table-cell>
          <table:table-cell table:style-name="Cell14">
            <text:p text:style-name="P58"><text:span text:style-name="T58_1">982331</text:span><text:span text:style-name="T58_2">V</text:span></text:p>
          </table:table-cell>
          <table:table-cell table:style-name="Cell15">
            <text:p text:style-name="P59"><text:span text:style-name="T59_1">14.33</text:span></text:p>
          </table:table-cell>
        </table:table-row>
        <table:table-row table:style-name="Row6">
          <table:table-cell table:style-name="Cell16">
            <text:p text:style-name="P60"><text:span text:style-name="T60_1">123456</text:span></text:p>
          </table:table-cell>
          <table:table-cell table:style-name="Cell17">
            <text:p text:style-name="P61"><text:span text:style-name="T61_1">782151</text:span></text:p>
          </table:table-cell>
          <table:table-cell table:style-name="Cell18">
            <text:p text:style-name="P62"><text:span text:style-name="T62_1">12.5</text:span></text:p>
          </table:table-cell>
        </table:table-row>
        <table:table-row table:style-name="Row7">
          <table:table-cell table:style-name="Cell19">
            <text:p text:style-name="P63"><text:span text:style-name="T63_1">123456</text:span></text:p>
          </table:table-cell>
          <table:table-cell table:style-name="Cell20">
            <text:p text:style-name="P64"><text:span text:style-name="T64_1">AAVXXA</text:span></text:p>
          </table:table-cell>
          <table:table-cell table:style-name="Cell21">
            <text:p text:style-name="P65"><text:span text:style-name="T65_1">11.75</text:span></text:p>
          </table:table-cell>
        </table:table-row>
        <table:table-row table:style-name="Row8">
          <table:table-cell table:style-name="Cell22">
            <text:p text:style-name="P66"><text:span text:style-name="T66_1">987654</text:span></text:p>
          </table:table-cell>
          <table:table-cell table:style-name="Cell23">
            <text:p text:style-name="P67"><text:span text:style-name="T67_1">901545</text:span><text:span text:style-name="T67_2">G</text:span></text:p>
          </table:table-cell>
          <table:table-cell table:style-name="Cell24">
            <text:p text:style-name="P68"><text:span text:style-name="T68_1">14.3</text:span></text:p>
          </table:table-cell>
        </table:table-row>
        <table:table-row table:style-name="Row9">
          <table:table-cell table:style-name="Cell25">
            <text:p text:style-name="P69"><text:span text:style-name="T69_1">987654</text:span></text:p>
          </table:table-cell>
          <table:table-cell table:style-name="Cell26">
            <text:p text:style-name="P70"><text:span text:style-name="T70_1">90156</text:span><text:span text:style-name="T70_2">A</text:span></text:p>
          </table:table-cell>
          <table:table-cell table:style-name="Cell27">
            <text:p text:style-name="P71"><text:span text:style-name="T71_1">19.21</text:span></text:p>
          </table:table-cell>
        </table:table-row>
      </table:table>
      <text:p text:style-name="P72"/>
      <text:p text:style-name="P73"><text:span text:style-name="T73_1">Columns</text:span><text:span text:style-name="T73_2">:</text:span></text:p>
      <text:list text:style-name="LS6" xml:id="list17">
        <text:list-item>
          <text:p text:style-name="P74"><text:span text:style-name="T74_1">CustomerID</text:span><text:span text:style-name="T74_2"><text:s/>–</text:span><text:span text:style-name="T74_3"><text:s/></text:span><text:span text:style-name="T74_4">This</text:span><text:span text:style-name="T74_5"><text:s/></text:span><text:span text:style-name="T74_6">is</text:span><text:span text:style-name="T74_7"><text:s/></text:span><text:span text:style-name="T74_8">a</text:span><text:span text:style-name="T74_9"><text:s/></text:span><text:span text:style-name="T74_10">unique</text:span><text:span text:style-name="T74_11"><text:s/></text:span><text:span text:style-name="T74_12">identifier</text:span><text:span text:style-name="T74_13"><text:s/></text:span><text:span text:style-name="T74_14">assigned</text:span><text:span text:style-name="T74_15"><text:s/></text:span><text:span text:style-name="T74_16">manually</text:span><text:span text:style-name="T74_17"><text:s/></text:span><text:span text:style-name="T74_18">to</text:span><text:span text:style-name="T74_19"><text:s/></text:span><text:span text:style-name="T74_20">each</text:span><text:span text:style-name="T74_21"><text:s/></text:span><text:span text:style-name="T74_22">customer</text:span><text:span text:style-name="T74_23">.<text:s/></text:span><text:span text:style-name="T74_24">You</text:span><text:span text:style-name="T74_25"><text:s/></text:span><text:span text:style-name="T74_26">can</text:span><text:span text:style-name="T74_27"><text:s/></text:span><text:span text:style-name="T74_28">assign</text:span><text:span text:style-name="T74_29">,<text:s/></text:span><text:span text:style-name="T74_30">change</text:span><text:span text:style-name="T74_31"><text:s/></text:span><text:span text:style-name="T74_32">or</text:span><text:span text:style-name="T74_33"><text:s/></text:span><text:span text:style-name="T74_34">remove</text:span><text:span text:style-name="T74_35"><text:s/></text:span><text:span text:style-name="T74_36">CustomerID</text:span><text:span text:style-name="T74_37"><text:s/></text:span><text:span text:style-name="T74_38">by</text:span><text:span text:style-name="T74_39"><text:s/></text:span><text:span text:style-name="T74_40">using</text:span><text:span text:style-name="T74_41"><text:s/></text:span><text:span text:style-name="T74_42">the</text:span><text:span text:style-name="T74_43"><text:s/>“</text:span><text:span text:style-name="T74_44">Edit</text:span><text:span text:style-name="T74_45"><text:s/></text:span><text:span text:style-name="T74_46">User</text:span><text:span text:style-name="T74_47">”<text:s/></text:span><text:span text:style-name="T74_48">screen</text:span><text:span text:style-name="T74_49">.<text:s/></text:span><text:span text:style-name="T74_50">The</text:span><text:span text:style-name="T74_51"><text:s/>“</text:span><text:span text:style-name="T74_52">Edit</text:span><text:span text:style-name="T74_53"><text:s/></text:span><text:span text:style-name="T74_54">User</text:span><text:span text:style-name="T74_55">”<text:s/></text:span><text:span text:style-name="T74_56">screen</text:span><text:span text:style-name="T74_57"><text:s/></text:span><text:span text:style-name="T74_58">is</text:span><text:span text:style-name="T74_59"><text:s/></text:span><text:span text:style-name="T74_60">also</text:span><text:span text:style-name="T74_61"><text:s/></text:span><text:span text:style-name="T74_62">where</text:span><text:span text:style-name="T74_63"><text:s/></text:span><text:span text:style-name="T74_64">you</text:span><text:span text:style-name="T74_65"><text:s/></text:span><text:span text:style-name="T74_66">will</text:span><text:span text:style-name="T74_67"><text:s/></text:span><text:span text:style-name="T74_68">find</text:span><text:span text:style-name="T74_69"><text:s/></text:span><text:span text:style-name="T74_70">the</text:span><text:span text:style-name="T74_71"><text:s/>“</text:span><text:span text:style-name="T74_72">Clear</text:span><text:span text:style-name="T74_73"><text:s/></text:span><text:span text:style-name="T74_74">Customer</text:span><text:span text:style-name="T74_75"><text:s/></text:span><text:span text:style-name="T74_76">Prices</text:span><text:span text:style-name="T74_77">”<text:s/></text:span><text:span text:style-name="T74_78">button</text:span><text:span text:style-name="T74_79"><text:s/></text:span><text:span text:style-name="T74_80">which</text:span><text:span text:style-name="T74_81"><text:s/></text:span><text:span text:style-name="T74_82">allows</text:span><text:span text:style-name="T74_83"><text:s/></text:span><text:span text:style-name="T74_84">the</text:span><text:span text:style-name="T74_85"><text:s/></text:span><text:span text:style-name="T74_86">Shop</text:span><text:span text:style-name="T74_87"><text:s/></text:span><text:span text:style-name="T74_88">Manager</text:span><text:span text:style-name="T74_89"><text:s/></text:span><text:span text:style-name="T74_90">to</text:span><text:span text:style-name="T74_91"><text:s/></text:span><text:span text:style-name="T74_92">remove</text:span><text:span text:style-name="T74_93"><text:s/></text:span><text:span text:style-name="T74_94">all</text:span><text:span text:style-name="T74_95"><text:s/></text:span><text:span text:style-name="T74_96">the</text:span><text:span text:style-name="T74_97"><text:s/></text:span><text:span text:style-name="T74_98">pricing</text:span><text:span text:style-name="T74_99"><text:s/></text:span><text:span text:style-name="T74_100">rules</text:span><text:span text:style-name="T74_101"><text:s/></text:span><text:span text:style-name="T74_102">for</text:span><text:span text:style-name="T74_103"><text:s/></text:span><text:span text:style-name="T74_104">that</text:span><text:span text:style-name="T74_105"><text:s/></text:span><text:span text:style-name="T74_106">specific</text:span><text:span text:style-name="T74_107"><text:s/></text:span><text:span text:style-name="T74_108">customer</text:span><text:span text:style-name="T74_109">.</text:span></text:p>
        </text:list-item>
        <text:list-item>
          <text:p text:style-name="P75"><text:span text:style-name="T75_1">SKU</text:span><text:span text:style-name="T75_2"><text:s/>–</text:span><text:span text:style-name="T75_3"><text:s/></text:span><text:span text:style-name="T75_4">SKU</text:span><text:span text:style-name="T75_5"><text:s/></text:span><text:span text:style-name="T75_6">of</text:span><text:span text:style-name="T75_7"><text:s/></text:span><text:span text:style-name="T75_8">a</text:span><text:span text:style-name="T75_9"><text:s/></text:span><text:span text:style-name="T75_10">WooCommerce</text:span><text:span text:style-name="T75_11"><text:s/></text:span><text:span text:style-name="T75_12">product</text:span><text:span text:style-name="T75_13"><text:s/>(</text:span><text:span text:style-name="T75_14">or</text:span><text:span text:style-name="T75_15"><text:s/></text:span><text:span text:style-name="T75_16">product</text:span><text:span text:style-name="T75_17"><text:s/></text:span><text:span text:style-name="T75_18">variation</text:span><text:span text:style-name="T75_19">).</text:span></text:p>
        </text:list-item>
        <text:list-item>
          <text:p text:style-name="P76"><text:span text:style-name="T76_1">Price</text:span><text:span text:style-name="T76_2"><text:s/>–</text:span><text:span text:style-name="T76_3"><text:s/></text:span><text:span text:style-name="T76_4">Price</text:span><text:span text:style-name="T76_5"><text:s/></text:span><text:span text:style-name="T76_6">that</text:span><text:span text:style-name="T76_7"><text:s/></text:span><text:span text:style-name="T76_8">will</text:span><text:span text:style-name="T76_9"><text:s/></text:span><text:span text:style-name="T76_10">be</text:span><text:span text:style-name="T76_11"><text:s/></text:span><text:span text:style-name="T76_12">shown</text:span><text:span text:style-name="T76_13"><text:s/></text:span><text:span text:style-name="T76_14">for</text:span><text:span text:style-name="T76_15"><text:s/></text:span><text:span text:style-name="T76_16">a</text:span><text:span text:style-name="T76_17"><text:s/></text:span><text:span text:style-name="T76_18">user</text:span><text:span text:style-name="T76_19"><text:s/></text:span><text:span text:style-name="T76_20">with</text:span><text:span text:style-name="T76_21"><text:s/></text:span><text:span text:style-name="T76_22">this</text:span><text:span text:style-name="T76_23"><text:s/></text:span><text:span text:style-name="T76_24">CustomerID</text:span><text:span text:style-name="T76_25"><text:s/></text:span><text:span text:style-name="T76_26">when</text:span><text:span text:style-name="T76_27"><text:s/></text:span><text:span text:style-name="T76_28">looking</text:span><text:span text:style-name="T76_29"><text:s/></text:span><text:span text:style-name="T76_30">at</text:span><text:span text:style-name="T76_31"><text:s/></text:span><text:span text:style-name="T76_32">the</text:span><text:span text:style-name="T76_33"><text:s/></text:span><text:span text:style-name="T76_34">product</text:span><text:span text:style-name="T76_35"><text:s/></text:span><text:span text:style-name="T76_36">with</text:span><text:span text:style-name="T76_37"><text:s/></text:span><text:span text:style-name="T76_38">this</text:span><text:span text:style-name="T76_39"><text:s/></text:span><text:span text:style-name="T76_40">SKU</text:span><text:span text:style-name="T76_41">.</text:span><text:span text:style-name="T76_42"><text:s/></text:span><text:span text:style-name="T76_43">NOTE</text:span><text:span text:style-name="T76_44">:<text:s/></text:span><text:span text:style-name="T76_45">This</text:span><text:span text:style-name="T76_46"><text:s/></text:span><text:span text:style-name="T76_47">price</text:span><text:span text:style-name="T76_48"><text:s/></text:span><text:span text:style-name="T76_49">should</text:span><text:span text:style-name="T76_50"><text:s/></text:span><text:span text:style-name="T76_51">only</text:span><text:span text:style-name="T76_52"><text:s/></text:span><text:span text:style-name="T76_53">be</text:span><text:span text:style-name="T76_54"><text:s/></text:span><text:span text:style-name="T76_55">the</text:span><text:span text:style-name="T76_56"><text:s/></text:span><text:span text:style-name="T76_57">numerical</text:span><text:span text:style-name="T76_58"><text:s/></text:span><text:span text:style-name="T76_59">value</text:span><text:span text:style-name="T76_60"><text:s/>(</text:span><text:span text:style-name="T76_61">without</text:span><text:span text:style-name="T76_62"><text:s/></text:span><text:span text:style-name="T76_63">currency</text:span><text:span text:style-name="T76_64">),<text:s/></text:span><text:span text:style-name="T76_65">formatted</text:span><text:span text:style-name="T76_66"><text:s/></text:span><text:span text:style-name="T76_67">the</text:span><text:span text:style-name="T76_68"><text:s/></text:span><text:span text:style-name="T76_69">same</text:span><text:span text:style-name="T76_70"><text:s/></text:span><text:span text:style-name="T76_71">way</text:span><text:span text:style-name="T76_72"><text:s/></text:span><text:span text:style-name="T76_73">you</text:span><text:span text:style-name="T76_74"><text:s/></text:span><text:span text:style-name="T76_75">have</text:span><text:span text:style-name="T76_76"><text:s/></text:span><text:span text:style-name="T76_77">set</text:span><text:span text:style-name="T76_78"><text:s/></text:span><text:span text:style-name="T76_79">your</text:span><text:span text:style-name="T76_80"><text:s/></text:span><text:span text:style-name="T76_81">Currency</text:span><text:span text:style-name="T76_82"><text:s/></text:span><text:span text:style-name="T76_83">Settings</text:span><text:span text:style-name="T76_84"><text:s/></text:span><text:span text:style-name="T76_85">in</text:span><text:span text:style-name="T76_86"><text:s/></text:span><text:span text:style-name="T76_87">WooCommerce</text:span><text:span text:style-name="T76_88"><text:s/>/<text:s/></text:span><text:span text:style-name="T76_89">General</text:span><text:span text:style-name="T76_90"><text:s/></text:span><text:span text:style-name="T76_91">Options</text:span><text:span text:style-name="T76_92"><text:s/>(</text:span><text:span text:style-name="T76_93">use</text:span><text:span text:style-name="T76_94"><text:s/></text:span><text:span text:style-name="T76_95">the</text:span><text:span text:style-name="T76_96"><text:s/></text:span><text:span text:style-name="T76_97">same</text:span><text:span text:style-name="T76_98"><text:s/></text:span><text:span text:style-name="T76_99">Thousand</text:span><text:span text:style-name="T76_100"><text:s/></text:span><text:span text:style-name="T76_101">Separator</text:span><text:span text:style-name="T76_102">,</text:span><text:span text:style-name="T76_103"><text:s/></text:span><text:span text:style-name="T76_104">Decimal</text:span><text:span text:style-name="T76_105"><text:s/></text:span><text:span text:style-name="T76_106">Separator</text:span><text:span text:style-name="T76_107"><text:s/></text:span><text:span text:style-name="T76_108">and</text:span><text:span text:style-name="T76_109"><text:s/></text:span><text:span text:style-name="T76_110">Number</text:span><text:span text:style-name="T76_111"><text:s/></text:span><text:span text:style-name="T76_112">of</text:span><text:span text:style-name="T76_113"><text:s/></text:span><text:span text:style-name="T76_114">Decimals</text:span><text:span text:style-name="T76_115">).</text:span></text:p>
        </text:list-item>
      </text:list>
      <text:p text:style-name="P77"/>
      <text:p text:style-name="P78"><text:span text:style-name="T78_1">When</text:span><text:span text:style-name="T78_2"><text:s/></text:span><text:span text:style-name="T78_3">a</text:span><text:span text:style-name="T78_4"><text:s/></text:span><text:span text:style-name="T78_5">new</text:span><text:span text:style-name="T78_6"><text:s/></text:span><text:span text:style-name="T78_7">Customer</text:span><text:span text:style-name="T78_8"><text:s/></text:span><text:span text:style-name="T78_9">Price</text:span><text:span text:style-name="T78_10"><text:s/></text:span><text:span text:style-name="T78_11">List</text:span><text:span text:style-name="T78_12"><text:s text:c="2"/></text:span><text:span text:style-name="T78_13">file</text:span><text:span text:style-name="T78_14"><text:s/></text:span><text:span text:style-name="T78_15">is</text:span><text:span text:style-name="T78_16"><text:s/></text:span><text:span text:style-name="T78_17">uploaded</text:span><text:span text:style-name="T78_18">,<text:s/></text:span><text:span text:style-name="T78_19">the</text:span><text:span text:style-name="T78_20"><text:s/></text:span><text:span text:style-name="T78_21">plugin</text:span><text:span text:style-name="T78_22"><text:s/></text:span><text:span text:style-name="T78_23">will</text:span><text:span text:style-name="T78_24"><text:s/></text:span><text:span text:style-name="T78_25">check</text:span><text:span text:style-name="T78_26"><text:s/></text:span><text:span text:style-name="T78_27">for</text:span><text:span text:style-name="T78_28"><text:s/></text:span><text:span text:style-name="T78_29">the</text:span><text:span text:style-name="T78_30"><text:s/></text:span><text:span text:style-name="T78_31">following</text:span><text:span text:style-name="T78_32">:</text:span></text:p>
      <text:p text:style-name="P79"><text:span text:style-name="T79_1">-<text:s/></text:span><text:span text:style-name="T79_2">Is</text:span><text:span text:style-name="T79_3"><text:s/></text:span><text:span text:style-name="T79_4">the</text:span><text:span text:style-name="T79_5"><text:s/></text:span><text:span text:style-name="T79_6">current</text:span><text:span text:style-name="T79_7"><text:s/></text:span><text:span text:style-name="T79_8">user</text:span><text:span text:style-name="T79_9"><text:s/></text:span><text:span text:style-name="T79_10">allowed</text:span><text:span text:style-name="T79_11"><text:s/></text:span><text:span text:style-name="T79_12">to</text:span><text:span text:style-name="T79_13"><text:s/></text:span><text:span text:style-name="T79_14">upload</text:span><text:span text:style-name="T79_15"><text:s/></text:span><text:span text:style-name="T79_16">this</text:span><text:span text:style-name="T79_17"><text:s/></text:span><text:span text:style-name="T79_18">file</text:span><text:span text:style-name="T79_19">?</text:span></text:p>
      <text:p text:style-name="P80"><text:span text:style-name="T80_1">-<text:s/></text:span><text:span text:style-name="T80_2">Is</text:span><text:span text:style-name="T80_3"><text:s/></text:span><text:span text:style-name="T80_4">the</text:span><text:span text:style-name="T80_5"><text:s/></text:span><text:span text:style-name="T80_6">file</text:span><text:span text:style-name="T80_7"><text:s/></text:span><text:span text:style-name="T80_8">uploaded</text:span><text:span text:style-name="T80_9"><text:s/></text:span><text:span text:style-name="T80_10">from</text:span><text:span text:style-name="T80_11"><text:s/></text:span><text:span text:style-name="T80_12">the</text:span><text:span text:style-name="T80_13"><text:s/></text:span><text:span text:style-name="T80_14">correct</text:span><text:span text:style-name="T80_15"><text:s/></text:span><text:span text:style-name="T80_16">form</text:span><text:span text:style-name="T80_17">?</text:span></text:p>
      <text:p text:style-name="P81"><text:span text:style-name="T81_1">-<text:s/></text:span><text:span text:style-name="T81_2">Is</text:span><text:span text:style-name="T81_3"><text:s/></text:span><text:span text:style-name="T81_4">file</text:span><text:span text:style-name="T81_5"><text:s/></text:span><text:span text:style-name="T81_6">of</text:span><text:span text:style-name="T81_7"><text:s/></text:span><text:span text:style-name="T81_8">the</text:span><text:span text:style-name="T81_9"><text:s/></text:span><text:span text:style-name="T81_10">correct</text:span><text:span text:style-name="T81_11"><text:s/></text:span><text:span text:style-name="T81_12">file</text:span><text:span text:style-name="T81_13"><text:s/></text:span><text:span text:style-name="T81_14">type</text:span><text:span text:style-name="T81_15"><text:s/>(</text:span><text:span text:style-name="T81_16">CSV</text:span><text:span text:style-name="T81_17">)?</text:span></text:p>
      <text:p text:style-name="P82"><text:span text:style-name="T82_1">-<text:s/></text:span><text:span text:style-name="T82_2">Does</text:span><text:span text:style-name="T82_3"><text:s/></text:span><text:span text:style-name="T82_4">it</text:span><text:span text:style-name="T82_5"><text:s/></text:span><text:span text:style-name="T82_6">have</text:span><text:span text:style-name="T82_7"><text:s/>3<text:s/></text:span><text:span text:style-name="T82_8">columns</text:span><text:span text:style-name="T82_9">?</text:span></text:p>
      <text:p text:style-name="P83"/>
      <text:p text:style-name="P84"><text:span text:style-name="T84_1">If</text:span><text:span text:style-name="T84_2"><text:s/></text:span><text:span text:style-name="T84_3">all</text:span><text:span text:style-name="T84_4"><text:s/></text:span><text:span text:style-name="T84_5">the</text:span><text:span text:style-name="T84_6"><text:s/></text:span><text:span text:style-name="T84_7">above</text:span><text:span text:style-name="T84_8"><text:s/></text:span><text:span text:style-name="T84_9">are</text:span><text:span text:style-name="T84_10"><text:s/></text:span><text:span text:style-name="T84_11">true</text:span><text:span text:style-name="T84_12">,<text:s/></text:span><text:span text:style-name="T84_13">then</text:span><text:span text:style-name="T84_14"><text:s/></text:span><text:span text:style-name="T84_15">each</text:span><text:span text:style-name="T84_16"><text:s/></text:span><text:span text:style-name="T84_17">line</text:span><text:span text:style-name="T84_18"><text:s/></text:span><text:span text:style-name="T84_19">is</text:span><text:span text:style-name="T84_20"><text:s/></text:span><text:span text:style-name="T84_21">checked</text:span><text:span text:style-name="T84_22"><text:s/></text:span><text:span text:style-name="T84_23">for</text:span><text:span text:style-name="T84_24"><text:s/></text:span><text:span text:style-name="T84_25">empty</text:span><text:span text:style-name="T84_26"><text:s/></text:span><text:span text:style-name="T84_27">values</text:span><text:span text:style-name="T84_28">.<text:s/></text:span><text:span text:style-name="T84_29">If</text:span><text:span text:style-name="T84_30"><text:s/></text:span><text:span text:style-name="T84_31">none</text:span><text:span text:style-name="T84_32">,<text:s/></text:span><text:span text:style-name="T84_33">it</text:span><text:span text:style-name="T84_34"><text:s/></text:span><text:span text:style-name="T84_35">will</text:span><text:span text:style-name="T84_36"><text:s/></text:span><text:span text:style-name="T84_37">go</text:span><text:span text:style-name="T84_38"><text:s/></text:span><text:span text:style-name="T84_39">ahead</text:span><text:span text:style-name="T84_40"><text:s/></text:span><text:span text:style-name="T84_41">and</text:span><text:span text:style-name="T84_42">,<text:s/></text:span><text:span text:style-name="T84_43">for</text:span><text:span text:style-name="T84_44"><text:s/></text:span><text:span text:style-name="T84_45">each</text:span><text:span text:style-name="T84_46"><text:s/></text:span><text:span text:style-name="T84_47">row</text:span><text:span text:style-name="T84_48"><text:s/></text:span><text:span text:style-name="T84_49">in</text:span><text:span text:style-name="T84_50"><text:s/></text:span><text:span text:style-name="T84_51">the</text:span><text:span text:style-name="T84_52"><text:s/></text:span><text:span text:style-name="T84_53">file</text:span><text:span text:style-name="T84_54">,<text:s/></text:span><text:span text:style-name="T84_55">search</text:span><text:span text:style-name="T84_56"><text:s/></text:span><text:span text:style-name="T84_57">if</text:span><text:span text:style-name="T84_58"><text:s/></text:span><text:span text:style-name="T84_59">there</text:span><text:span text:style-name="T84_60"><text:s/></text:span><text:span text:style-name="T84_61">are</text:span><text:span text:style-name="T84_62"><text:s/></text:span><text:span text:style-name="T84_63">any</text:span><text:span text:style-name="T84_64"><text:s/></text:span><text:span text:style-name="T84_65">existing</text:span><text:span text:style-name="T84_66"><text:s/></text:span><text:span text:style-name="T84_67">CustomerID</text:span><text:span text:style-name="T84_68"><text:s/>/<text:s/></text:span><text:span text:style-name="T84_69">SKU</text:span><text:span text:style-name="T84_70"><text:s/></text:span><text:span text:style-name="T84_71">combination</text:span><text:span text:style-name="T84_72"><text:s/>(</text:span><text:span text:style-name="T84_73">rule</text:span><text:span text:style-name="T84_74">)<text:s/></text:span><text:span text:style-name="T84_75">in</text:span><text:span text:style-name="T84_76"><text:s/></text:span><text:span text:style-name="T84_77">the</text:span><text:span text:style-name="T84_78"><text:s text:c="2"/></text:span><text:span text:style-name="T84_79">woocommerce</text:span><text:span text:style-name="T84_80">_</text:span><text:span text:style-name="T84_81">custom</text:span><text:span text:style-name="T84_82">_</text:span><text:span text:style-name="T84_83">prices</text:span><text:span text:style-name="T84_84"><text:s/></text:span><text:span text:style-name="T84_85">table</text:span><text:span text:style-name="T84_86">.</text:span><text:span text:style-name="T84_87"><text:s/></text:span><text:span text:style-name="T84_88">If</text:span><text:span text:style-name="T84_89"><text:s/></text:span><text:span text:style-name="T84_90">there</text:span><text:span text:style-name="T84_91"><text:s/></text:span><text:span text:style-name="T84_92">is</text:span><text:span text:style-name="T84_93"><text:s/></text:span><text:span text:style-name="T84_94">one</text:span><text:span text:style-name="T84_95">,<text:s/></text:span><text:span text:style-name="T84_96">it</text:span><text:span text:style-name="T84_97"><text:s/></text:span><text:span text:style-name="T84_98">will</text:span><text:span text:style-name="T84_99"><text:s/></text:span><text:span text:style-name="T84_100">be</text:span><text:span text:style-name="T84_101"><text:s/></text:span><text:span text:style-name="T84_102">replaced</text:span><text:span text:style-name="T84_103"><text:s/></text:span><text:span text:style-name="T84_104">with</text:span><text:span text:style-name="T84_105"><text:s/></text:span><text:span text:style-name="T84_106">the</text:span><text:span text:style-name="T84_107"><text:s/></text:span><text:span text:style-name="T84_108">new</text:span><text:span text:style-name="T84_109"><text:s/></text:span><text:span text:style-name="T84_110">Price</text:span><text:span text:style-name="T84_111"><text:s/></text:span><text:span text:style-name="T84_112">from</text:span><text:span text:style-name="T84_113"><text:s/></text:span><text:span text:style-name="T84_114">the</text:span><text:span text:style-name="T84_115"><text:s/></text:span><text:span text:style-name="T84_116">CSV</text:span><text:span text:style-name="T84_117"><text:s/></text:span><text:span text:style-name="T84_118">file</text:span><text:span text:style-name="T84_119">,<text:s/></text:span><text:span text:style-name="T84_120">otherwise</text:span><text:span text:style-name="T84_121">,<text:s/></text:span><text:span text:style-name="T84_122">a</text:span><text:span text:style-name="T84_123"><text:s/></text:span><text:span text:style-name="T84_124">new</text:span><text:span text:style-name="T84_125"><text:s/></text:span><text:span text:style-name="T84_126">entry</text:span><text:span text:style-name="T84_127"><text:s/></text:span><text:span text:style-name="T84_128">will</text:span><text:span text:style-name="T84_129"><text:s/></text:span><text:span text:style-name="T84_130">be</text:span><text:span text:style-name="T84_131"><text:s/></text:span><text:span text:style-name="T84_132">added</text:span><text:span text:style-name="T84_133">.<text:s/></text:span><text:span text:style-name="T84_134">The</text:span><text:span text:style-name="T84_135"><text:s text:c="2"/></text:span><text:span text:style-name="T84_136">woocommerce</text:span><text:span text:style-name="T84_137">_</text:span><text:span text:style-name="T84_138">custom</text:span><text:span text:style-name="T84_139">_</text:span><text:span text:style-name="T84_140">prices</text:span><text:span text:style-name="T84_141"><text:s text:c="2"/></text:span><text:span text:style-name="T84_142">table</text:span><text:span text:style-name="T84_143"><text:s/></text:span><text:span text:style-name="T84_144">has</text:span><text:span text:style-name="T84_145"><text:s text:c="2"/></text:span><text:span text:style-name="T84_146">a</text:span><text:span text:style-name="T84_147"><text:s/></text:span><text:span text:style-name="T84_148">unique</text:span><text:span text:style-name="T84_149"><text:s/></text:span><text:span text:style-name="T84_150">key</text:span><text:span text:style-name="T84_151"><text:s/></text:span><text:span text:style-name="T84_152">combination</text:span><text:span text:style-name="T84_153"><text:s/></text:span><text:span text:style-name="T84_154">using</text:span><text:span text:style-name="T84_155"><text:s/></text:span><text:span text:style-name="T84_156">the</text:span><text:span text:style-name="T84_157"><text:s/></text:span><text:span text:style-name="T84_158">CustomerID</text:span><text:span text:style-name="T84_159"><text:s/>/<text:s/></text:span><text:span text:style-name="T84_160">SKU</text:span><text:span text:style-name="T84_161"><text:s/></text:span><text:span text:style-name="T84_162">columns</text:span><text:span text:style-name="T84_163">,<text:s/></text:span><text:span text:style-name="T84_164">assuring</text:span><text:span text:style-name="T84_165"><text:s/></text:span><text:span text:style-name="T84_166">there</text:span><text:span text:style-name="T84_167"><text:s/></text:span><text:span text:style-name="T84_168">is</text:span><text:span text:style-name="T84_169"><text:s/></text:span><text:span text:style-name="T84_170">only</text:span><text:span text:style-name="T84_171"><text:s/></text:span><text:span text:style-name="T84_172">one</text:span><text:span text:style-name="T84_173"><text:s/></text:span><text:span text:style-name="T84_174">valid</text:span><text:span text:style-name="T84_175"><text:s/></text:span><text:span text:style-name="T84_176">customer</text:span><text:span text:style-name="T84_177"><text:s/></text:span><text:span text:style-name="T84_178">specific</text:span><text:span text:style-name="T84_179"><text:s/></text:span><text:span text:style-name="T84_180">price</text:span><text:span text:style-name="T84_181"><text:s/></text:span><text:span text:style-name="T84_182">for</text:span><text:span text:style-name="T84_183"><text:s/></text:span><text:span text:style-name="T84_184">a</text:span><text:span text:style-name="T84_185"><text:s/></text:span><text:span text:style-name="T84_186">product</text:span><text:span text:style-name="T84_187">.<text:s/></text:span><text:span text:style-name="T84_188">If</text:span><text:span text:style-name="T84_189"><text:s/></text:span><text:span text:style-name="T84_190">multiple</text:span><text:span text:style-name="T84_191"><text:s/></text:span><text:span text:style-name="T84_192">combinations</text:span><text:span text:style-name="T84_193"><text:s/></text:span><text:span text:style-name="T84_194">are</text:span><text:span text:style-name="T84_195"><text:s/></text:span><text:span text:style-name="T84_196">uploaded</text:span><text:span text:style-name="T84_197">,<text:s/></text:span><text:span text:style-name="T84_198">the</text:span><text:span text:style-name="T84_199"><text:s/></text:span><text:span text:style-name="T84_200">last</text:span><text:span text:style-name="T84_201"><text:s/></text:span><text:span text:style-name="T84_202">one</text:span><text:span text:style-name="T84_203"><text:s/></text:span><text:span text:style-name="T84_204">will</text:span><text:span text:style-name="T84_205"><text:s/></text:span><text:span text:style-name="T84_206">be</text:span><text:span text:style-name="T84_207"><text:s/></text:span><text:span text:style-name="T84_208">the</text:span><text:span text:style-name="T84_209"><text:s/></text:span><text:span text:style-name="T84_210">only</text:span><text:span text:style-name="T84_211"><text:s/></text:span><text:span text:style-name="T84_212">one</text:span><text:span text:style-name="T84_213"><text:s/></text:span><text:span text:style-name="T84_214">persisted</text:span><text:span text:style-name="T84_215">.</text:span></text:p>
      <text:p text:style-name="P85"><text:span text:style-name="T85_1">NOTE</text:span><text:span text:style-name="T85_2">:<text:s/></text:span><text:span text:style-name="T85_3">First</text:span><text:span text:style-name="T85_4"><text:s/></text:span><text:span text:style-name="T85_5">line</text:span><text:span text:style-name="T85_6"><text:s/></text:span><text:span text:style-name="T85_7">is</text:span><text:span text:style-name="T85_8"><text:s/></text:span><text:span text:style-name="T85_9">always</text:span><text:span text:style-name="T85_10"><text:s/></text:span><text:span text:style-name="T85_11">assumed</text:span><text:span text:style-name="T85_12"><text:s/></text:span><text:span text:style-name="T85_13">to</text:span><text:span text:style-name="T85_14"><text:s/></text:span><text:span text:style-name="T85_15">contain</text:span><text:span text:style-name="T85_16"><text:s/></text:span><text:span text:style-name="T85_17">headings</text:span><text:span text:style-name="T85_18">,<text:s/></text:span><text:span text:style-name="T85_19">so</text:span><text:span text:style-name="T85_20"><text:s/></text:span><text:span text:style-name="T85_21">it</text:span><text:span text:style-name="T85_22"><text:s/></text:span><text:span text:style-name="T85_23">is</text:span><text:span text:style-name="T85_24"><text:s/></text:span><text:span text:style-name="T85_25">skipped</text:span><text:span text:style-name="T85_26">.</text:span></text:p>
      <text:p text:style-name="P86"/>
      <text:p text:style-name="P87"><text:span text:style-name="T87_1">When</text:span><text:span text:style-name="T87_2"><text:s/></text:span><text:span text:style-name="T87_3">the</text:span><text:span text:style-name="T87_4"><text:s/></text:span><text:span text:style-name="T87_5">plugin</text:span><text:span text:style-name="T87_6"><text:s/></text:span><text:span text:style-name="T87_7">completes</text:span><text:span text:style-name="T87_8"><text:s/></text:span><text:span text:style-name="T87_9">processing</text:span><text:span text:style-name="T87_10"><text:s/></text:span><text:span text:style-name="T87_11">the</text:span><text:span text:style-name="T87_12"><text:s/></text:span><text:span text:style-name="T87_13">CSV</text:span><text:span text:style-name="T87_14"><text:s/></text:span><text:span text:style-name="T87_15">file</text:span><text:span text:style-name="T87_16"><text:s/></text:span><text:span text:style-name="T87_17">and</text:span><text:span text:style-name="T87_18"><text:s/></text:span><text:span text:style-name="T87_19">entries</text:span><text:span text:style-name="T87_20"><text:s/></text:span><text:span text:style-name="T87_21">are</text:span><text:span text:style-name="T87_22"><text:s/></text:span><text:span text:style-name="T87_23">added</text:span><text:span text:style-name="T87_24"><text:s/></text:span><text:span text:style-name="T87_25">in</text:span><text:span text:style-name="T87_26"><text:s/></text:span><text:span text:style-name="T87_27">the</text:span><text:span text:style-name="T87_28"><text:s/></text:span><text:span text:style-name="T87_29">Database</text:span><text:span text:style-name="T87_30">,<text:s/></text:span><text:span text:style-name="T87_31">it</text:span><text:span text:style-name="T87_32"><text:s/></text:span><text:span text:style-name="T87_33">will</text:span><text:span text:style-name="T87_34"><text:s/></text:span><text:span text:style-name="T87_35">return</text:span><text:span text:style-name="T87_36"><text:s/></text:span><text:span text:style-name="T87_37">a</text:span><text:span text:style-name="T87_38"><text:s/></text:span><text:span text:style-name="T87_39">status</text:span><text:span text:style-name="T87_40"><text:s/>(</text:span><text:span text:style-name="T87_41">shown</text:span><text:span text:style-name="T87_42"><text:s/></text:span><text:span text:style-name="T87_43">at</text:span><text:span text:style-name="T87_44"><text:s/></text:span><text:span text:style-name="T87_45">the</text:span><text:span text:style-name="T87_46"><text:s/></text:span><text:span text:style-name="T87_47">top</text:span><text:span text:style-name="T87_48">)<text:s/></text:span><text:span text:style-name="T87_49">which</text:span><text:span text:style-name="T87_50"><text:s/></text:span><text:span text:style-name="T87_51">shows</text:span><text:span text:style-name="T87_52"><text:s/></text:span><text:span text:style-name="T87_53">how</text:span><text:span text:style-name="T87_54"><text:s/></text:span><text:span text:style-name="T87_55">many</text:span><text:span text:style-name="T87_56"><text:s/></text:span><text:span text:style-name="T87_57">prices</text:span><text:span text:style-name="T87_58"><text:s/></text:span><text:span text:style-name="T87_59">have</text:span><text:span text:style-name="T87_60"><text:s/></text:span><text:span text:style-name="T87_61">been</text:span><text:span text:style-name="T87_62"><text:s/></text:span><text:span text:style-name="T87_63">updated</text:span><text:span text:style-name="T87_64"><text:s/></text:span><text:span text:style-name="T87_65">and</text:span><text:span text:style-name="T87_66"><text:s/></text:span><text:span text:style-name="T87_67">a</text:span><text:span text:style-name="T87_68"><text:s/></text:span><text:span text:style-name="T87_69">detailed</text:span><text:span text:style-name="T87_70"><text:s/></text:span><text:span text:style-name="T87_71">output</text:span><text:span text:style-name="T87_72"><text:s/>(</text:span><text:span text:style-name="T87_73">shown</text:span><text:span text:style-name="T87_74"><text:s/></text:span><text:span text:style-name="T87_75">at</text:span><text:span text:style-name="T87_76"><text:s/></text:span><text:span text:style-name="T87_77">the</text:span><text:span text:style-name="T87_78"><text:s/></text:span><text:span text:style-name="T87_79">bottom</text:span><text:span text:style-name="T87_80">)<text:s/></text:span><text:span text:style-name="T87_81">with</text:span><text:span text:style-name="T87_82"><text:s/></text:span><text:span text:style-name="T87_83">every</text:span><text:span text:style-name="T87_84"><text:s/></text:span><text:span text:style-name="T87_85">new</text:span><text:span text:style-name="T87_86"><text:s/></text:span><text:span text:style-name="T87_87">rule</text:span><text:span text:style-name="T87_88"><text:s/></text:span><text:span text:style-name="T87_89">added</text:span><text:span text:style-name="T87_90">.</text:span></text:p>
      <text:p text:style-name="P88"/>
      <text:p text:style-name="P89"><text:span text:style-name="T89_1">If</text:span><text:span text:style-name="T89_2"><text:s/></text:span><text:span text:style-name="T89_3">there</text:span><text:span text:style-name="T89_4"><text:s/></text:span><text:span text:style-name="T89_5">were</text:span><text:span text:style-name="T89_6"><text:s/></text:span><text:span text:style-name="T89_7">no</text:span><text:span text:style-name="T89_8"><text:s/></text:span><text:span text:style-name="T89_9">errors</text:span><text:span text:style-name="T89_10">,<text:s/></text:span><text:span text:style-name="T89_11">the</text:span><text:span text:style-name="T89_12"><text:s/></text:span><text:span text:style-name="T89_13">file</text:span><text:span text:style-name="T89_14"><text:s/></text:span><text:span text:style-name="T89_15">uploaded</text:span><text:span text:style-name="T89_16"><text:s/></text:span><text:span text:style-name="T89_17">is</text:span><text:span text:style-name="T89_18"><text:s/></text:span><text:span text:style-name="T89_19">saved</text:span><text:span text:style-name="T89_20"><text:s/></text:span><text:span text:style-name="T89_21">on</text:span><text:span text:style-name="T89_22"><text:s/></text:span><text:span text:style-name="T89_23">the</text:span><text:span text:style-name="T89_24"><text:s/></text:span><text:span text:style-name="T89_25">server</text:span><text:span text:style-name="T89_26"><text:s/></text:span><text:span text:style-name="T89_27">and</text:span><text:span text:style-name="T89_28"><text:s/></text:span><text:span text:style-name="T89_29">a</text:span><text:span text:style-name="T89_30"><text:s/></text:span><text:span text:style-name="T89_31">download</text:span><text:span text:style-name="T89_32"><text:s/></text:span><text:span text:style-name="T89_33">link</text:span><text:span text:style-name="T89_34"><text:s/></text:span><text:span text:style-name="T89_35">is</text:span><text:span text:style-name="T89_36"><text:s/></text:span><text:span text:style-name="T89_37">attached</text:span><text:span text:style-name="T89_38"><text:s/></text:span><text:span text:style-name="T89_39">near</text:span><text:span text:style-name="T89_40"><text:s/></text:span><text:span text:style-name="T89_41">the</text:span><text:span text:style-name="T89_42"><text:s/></text:span><text:span text:style-name="T89_43">Upload</text:span><text:span text:style-name="T89_44"><text:s/></text:span><text:span text:style-name="T89_45">button</text:span><text:span text:style-name="T89_46">.<text:s/></text:span><text:span text:style-name="T89_47">This</text:span><text:span text:style-name="T89_48"><text:s/></text:span><text:span text:style-name="T89_49">download</text:span><text:span text:style-name="T89_50"><text:s/></text:span><text:span text:style-name="T89_51">link</text:span><text:span text:style-name="T89_52"><text:s/></text:span><text:span text:style-name="T89_53">updates</text:span><text:span text:style-name="T89_54"><text:s/></text:span><text:span text:style-name="T89_55">every</text:span><text:span text:style-name="T89_56"><text:s/></text:span><text:span text:style-name="T89_57">time</text:span><text:span text:style-name="T89_58"><text:s/></text:span><text:span text:style-name="T89_59">a</text:span><text:span text:style-name="T89_60"><text:s/></text:span><text:span text:style-name="T89_61">new</text:span><text:span text:style-name="T89_62"><text:s/></text:span><text:span text:style-name="T89_63">file</text:span><text:span text:style-name="T89_64"><text:s/></text:span><text:span text:style-name="T89_65">is</text:span><text:span text:style-name="T89_66"><text:s/></text:span><text:span text:style-name="T89_67">created</text:span><text:span text:style-name="T89_68"><text:s/></text:span><text:span text:style-name="T89_69">so</text:span><text:span text:style-name="T89_70"><text:s/></text:span><text:span text:style-name="T89_71">that</text:span><text:span text:style-name="T89_72"><text:s/></text:span><text:span text:style-name="T89_73">the</text:span><text:span text:style-name="T89_74"><text:s/></text:span><text:span text:style-name="T89_75">last</text:span><text:span text:style-name="T89_76"><text:s/></text:span><text:span text:style-name="T89_77">file</text:span><text:span text:style-name="T89_78"><text:s/></text:span><text:span text:style-name="T89_79">used</text:span><text:span text:style-name="T89_80"><text:s/></text:span><text:span text:style-name="T89_81">can</text:span><text:span text:style-name="T89_82"><text:s/></text:span><text:span text:style-name="T89_83">easily</text:span><text:span text:style-name="T89_84"><text:s/></text:span><text:span text:style-name="T89_85">be</text:span><text:span text:style-name="T89_86"><text:s/></text:span><text:span text:style-name="T89_87">accessed</text:span><text:span text:style-name="T89_88">.</text:span></text:p>
      <text:p text:style-name="P90"/>
      <text:p text:style-name="P91"/>
      <text:p text:style-name="P92"/>
      <text:h text:style-name="P93" text:outline-level="10"><text:span text:style-name="T93_1">Listing</text:span><text:span text:style-name="T93_2"><text:s/></text:span><text:span text:style-name="T93_3">Prices</text:span></text:h>
      <text:p text:style-name="P94"/>
      <text:p text:style-name="P95"><text:span text:style-name="T95_1">Separate</text:span><text:span text:style-name="T95_2"><text:s/></text:span><text:span text:style-name="T95_3">upload</text:span><text:span text:style-name="T95_4"><text:s/></text:span><text:span text:style-name="T95_5">function</text:span><text:span text:style-name="T95_6"><text:s/></text:span><text:span text:style-name="T95_7">that</text:span><text:span text:style-name="T95_8"><text:s/></text:span><text:span text:style-name="T95_9">would</text:span><text:span text:style-name="T95_10"><text:s/></text:span><text:span text:style-name="T95_11">update</text:span><text:span text:style-name="T95_12"><text:s/></text:span><text:span text:style-name="T95_13">all</text:span><text:span text:style-name="T95_14"><text:s/></text:span><text:span text:style-name="T95_15">list</text:span><text:span text:style-name="T95_16"><text:s/></text:span><text:span text:style-name="T95_17">prices</text:span><text:span text:style-name="T95_18"><text:s/></text:span><text:span text:style-name="T95_19">for</text:span><text:span text:style-name="T95_20"><text:s/></text:span><text:span text:style-name="T95_21">SKUs</text:span><text:span text:style-name="T95_22"><text:s/></text:span><text:span text:style-name="T95_23">based</text:span><text:span text:style-name="T95_24"><text:s/></text:span><text:span text:style-name="T95_25">on</text:span><text:span text:style-name="T95_26"><text:s/></text:span><text:span text:style-name="T95_27">a</text:span><text:span text:style-name="T95_28"><text:s/></text:span><text:span text:style-name="T95_29">separate</text:span><text:span text:style-name="T95_30"><text:s/></text:span><text:span text:style-name="T95_31">CSV</text:span><text:span text:style-name="T95_32"><text:s/></text:span><text:span text:style-name="T95_33">import</text:span><text:span text:style-name="T95_34">.</text:span></text:p>
      <text:p text:style-name="P96"><text:span text:style-name="T96_1">This</text:span><text:span text:style-name="T96_2"><text:s/></text:span><text:span text:style-name="T96_3">file</text:span><text:span text:style-name="T96_4"><text:s/></text:span><text:span text:style-name="T96_5">would</text:span><text:span text:style-name="T96_6"><text:s/></text:span><text:span text:style-name="T96_7">have</text:span><text:span text:style-name="T96_8"><text:s/></text:span><text:span text:style-name="T96_9">the</text:span><text:span text:style-name="T96_10"><text:s/></text:span><text:span text:style-name="T96_11">SKU</text:span><text:span text:style-name="T96_12"><text:s/></text:span><text:span text:style-name="T96_13">of</text:span><text:span text:style-name="T96_14"><text:s/></text:span><text:span text:style-name="T96_15">the</text:span><text:span text:style-name="T96_16"><text:s/></text:span><text:span text:style-name="T96_17">item</text:span><text:span text:style-name="T96_18"><text:s/></text:span><text:span text:style-name="T96_19">and</text:span><text:span text:style-name="T96_20"><text:s/></text:span><text:span text:style-name="T96_21">the</text:span><text:span text:style-name="T96_22"><text:s/></text:span><text:span text:style-name="T96_23">item</text:span><text:span text:style-name="T96_24"><text:s/></text:span><text:span text:style-name="T96_25">list</text:span><text:span text:style-name="T96_26"><text:s/></text:span><text:span text:style-name="T96_27">price</text:span><text:span text:style-name="T96_28">.<text:s/></text:span><text:span text:style-name="T96_29">Co</text:span><text:span text:style-name="T96_30">lumn</text:span><text:span text:style-name="T96_31"><text:s/></text:span><text:span text:style-name="T96_32">headings</text:span><text:span text:style-name="T96_33"><text:s/></text:span><text:span text:style-name="T96_34">will</text:span><text:span text:style-name="T96_35"><text:s/></text:span><text:span text:style-name="T96_36">be</text:span><text:span text:style-name="T96_37"><text:s/></text:span><text:span text:style-name="T96_38">present</text:span><text:span text:style-name="T96_39"><text:s/></text:span><text:span text:style-name="T96_40">in</text:span><text:span text:style-name="T96_41"><text:s/></text:span><text:span text:style-name="T96_42">the</text:span><text:span text:style-name="T96_43"><text:s/></text:span><text:span text:style-name="T96_44">CSV</text:span><text:span text:style-name="T96_45">,<text:s text:c="2"/></text:span><text:span text:style-name="T96_46">see</text:span><text:span text:style-name="T96_47"><text:s/></text:span><text:span text:style-name="T96_48">the</text:span><text:span text:style-name="T96_49"><text:s/></text:span><text:span text:style-name="T96_50">example</text:span><text:span text:style-name="T96_51"><text:s/></text:span><text:span text:style-name="T96_52">layout</text:span><text:span text:style-name="T96_53"><text:s/></text:span><text:span text:style-name="T96_54">below</text:span><text:span text:style-name="T96_55">:</text:span></text:p>
      <text:p text:style-name="P97"/>
      <text:p text:style-name="P98"><text:span text:style-name="T98_1">Example</text:span><text:span text:style-name="T98_2"><text:s/>2:</text:span></text:p>
      <table:table table:style-name="Table2">
        <table:table-column table:style-name="Column4"/>
        <table:table-column table:style-name="Column5"/>
        <table:table-row table:style-name="Row10">
          <table:table-cell table:style-name="Cell28">
            <text:p text:style-name="P99"><text:span text:style-name="T99_1">SKU</text:span></text:p>
          </table:table-cell>
          <table:table-cell table:style-name="Cell29">
            <text:p text:style-name="P100"><text:span text:style-name="T100_1">Price</text:span></text:p>
          </table:table-cell>
        </table:table-row>
        <table:table-row table:style-name="Row11">
          <table:table-cell table:style-name="Cell30">
            <text:p text:style-name="P101"><text:span text:style-name="T101_1">901545</text:span><text:span text:style-name="T101_2">G</text:span></text:p>
          </table:table-cell>
          <table:table-cell table:style-name="Cell31">
            <text:p text:style-name="P102"><text:span text:style-name="T102_1">15.5</text:span></text:p>
          </table:table-cell>
        </table:table-row>
        <table:table-row table:style-name="Row12">
          <table:table-cell table:style-name="Cell32">
            <text:p text:style-name="P103"><text:span text:style-name="T103_1">901545</text:span><text:span text:style-name="T103_2">A</text:span></text:p>
          </table:table-cell>
          <table:table-cell table:style-name="Cell33">
            <text:p text:style-name="P104"><text:span text:style-name="T104_1">17.25</text:span></text:p>
          </table:table-cell>
        </table:table-row>
        <table:table-row table:style-name="Row13">
          <table:table-cell table:style-name="Cell34">
            <text:p text:style-name="P105"><text:span text:style-name="T105_1">901545</text:span><text:span text:style-name="T105_2">B</text:span></text:p>
          </table:table-cell>
          <table:table-cell table:style-name="Cell35">
            <text:p text:style-name="P106"><text:span text:style-name="T106_1">14.21</text:span></text:p>
          </table:table-cell>
        </table:table-row>
        <table:table-row table:style-name="Row14">
          <table:table-cell table:style-name="Cell36">
            <text:p text:style-name="P107"><text:span text:style-name="T107_1">982331</text:span><text:span text:style-name="T107_2">V</text:span></text:p>
          </table:table-cell>
          <table:table-cell table:style-name="Cell37">
            <text:p text:style-name="P108"><text:span text:style-name="T108_1">14.33</text:span></text:p>
          </table:table-cell>
        </table:table-row>
        <table:table-row table:style-name="Row15">
          <table:table-cell table:style-name="Cell38">
            <text:p text:style-name="P109"><text:span text:style-name="T109_1">AAVXXA</text:span></text:p>
          </table:table-cell>
          <table:table-cell table:style-name="Cell39">
            <text:p text:style-name="P110"><text:span text:style-name="T110_1">11.75</text:span></text:p>
          </table:table-cell>
        </table:table-row>
        <table:table-row table:style-name="Row16">
          <table:table-cell table:style-name="Cell40">
            <text:p text:style-name="P111"><text:span text:style-name="T111_1">901545</text:span><text:span text:style-name="T111_2">G</text:span></text:p>
          </table:table-cell>
          <table:table-cell table:style-name="Cell41">
            <text:p text:style-name="P112"><text:span text:style-name="T112_1">14.3</text:span></text:p>
          </table:table-cell>
        </table:table-row>
        <table:table-row table:style-name="Row17">
          <table:table-cell table:style-name="Cell42">
            <text:p text:style-name="P113"><text:span text:style-name="T113_1">90156</text:span><text:span text:style-name="T113_2">A</text:span></text:p>
          </table:table-cell>
          <table:table-cell table:style-name="Cell43">
            <text:p text:style-name="P114"><text:span text:style-name="T114_1">19.21</text:span></text:p>
          </table:table-cell>
        </table:table-row>
      </table:table>
      <text:p text:style-name="P115"/>
      <text:p text:style-name="P116"/>
      <text:p text:style-name="P117"><text:span text:style-name="T117_1">Columns</text:span><text:span text:style-name="T117_2">:</text:span></text:p>
      <text:list text:style-name="LS6" xml:id="list20">
        <text:list-item>
          <text:p text:style-name="P118"><text:span text:style-name="T118_1">SKU</text:span><text:span text:style-name="T118_2"><text:s/>–</text:span><text:span text:style-name="T118_3"><text:s/></text:span><text:span text:style-name="T118_4">SKU</text:span><text:span text:style-name="T118_5"><text:s/></text:span><text:span text:style-name="T118_6">of</text:span><text:span text:style-name="T118_7"><text:s/></text:span><text:span text:style-name="T118_8">a</text:span><text:span text:style-name="T118_9"><text:s/></text:span><text:span text:style-name="T118_10">WooCommerce</text:span><text:span text:style-name="T118_11"><text:s/></text:span><text:span text:style-name="T118_12">product</text:span><text:span text:style-name="T118_13"><text:s/>(</text:span><text:span text:style-name="T118_14">or</text:span><text:span text:style-name="T118_15"><text:s/></text:span><text:span text:style-name="T118_16">product</text:span><text:span text:style-name="T118_17"><text:s/></text:span><text:span text:style-name="T118_18">variation</text:span><text:span text:style-name="T118_19">).</text:span></text:p>
        </text:list-item>
        <text:list-item>
          <text:p text:style-name="P119"><text:span text:style-name="T119_1">Price</text:span><text:span text:style-name="T119_2"><text:s/>–</text:span><text:span text:style-name="T119_3"><text:s/></text:span><text:span text:style-name="T119_4">The</text:span><text:span text:style-name="T119_5"><text:s/></text:span><text:span text:style-name="T119_6">new</text:span><text:span text:style-name="T119_7"><text:s/></text:span><text:span text:style-name="T119_8">price</text:span><text:span text:style-name="T119_9"><text:s/></text:span><text:span text:style-name="T119_10">for</text:span><text:span text:style-name="T119_11"><text:s/></text:span><text:span text:style-name="T119_12">the</text:span><text:span text:style-name="T119_13"><text:s/></text:span><text:span text:style-name="T119_14">product</text:span><text:span text:style-name="T119_15"><text:s/></text:span><text:span text:style-name="T119_16">with</text:span><text:span text:style-name="T119_17"><text:s/></text:span><text:span text:style-name="T119_18">the</text:span><text:span text:style-name="T119_19"><text:s/></text:span><text:span text:style-name="T119_20">SKU</text:span><text:span text:style-name="T119_21"><text:s/></text:span><text:span text:style-name="T119_22">from</text:span><text:span text:style-name="T119_23"><text:s/></text:span><text:span text:style-name="T119_24">column</text:span><text:span text:style-name="T119_25"><text:s/>1.</text:span></text:p>
        </text:list-item>
      </text:list>
      <text:p text:style-name="P120"><text:span text:style-name="T120_1">NOTE</text:span><text:span text:style-name="T120_2">:<text:s/></text:span><text:span text:style-name="T120_3">This</text:span><text:span text:style-name="T120_4"><text:s/></text:span><text:span text:style-name="T120_5">price</text:span><text:span text:style-name="T120_6"><text:s/></text:span><text:span text:style-name="T120_7">should</text:span><text:span text:style-name="T120_8"><text:s/></text:span><text:span text:style-name="T120_9">only</text:span><text:span text:style-name="T120_10"><text:s/></text:span><text:span text:style-name="T120_11">be</text:span><text:span text:style-name="T120_12"><text:s/></text:span><text:span text:style-name="T120_13">the</text:span><text:span text:style-name="T120_14"><text:s/></text:span><text:span text:style-name="T120_15">numerical</text:span><text:span text:style-name="T120_16"><text:s/></text:span><text:span text:style-name="T120_17">value</text:span><text:span text:style-name="T120_18"><text:s/>(</text:span><text:span text:style-name="T120_19">without</text:span><text:span text:style-name="T120_20"><text:s/></text:span><text:span text:style-name="T120_21">currency</text:span><text:span text:style-name="T120_22">),<text:s/></text:span><text:span text:style-name="T120_23">formatted</text:span><text:span text:style-name="T120_24"><text:s/></text:span><text:span text:style-name="T120_25">the</text:span><text:span text:style-name="T120_26"><text:s/></text:span><text:span text:style-name="T120_27">same</text:span><text:span text:style-name="T120_28"><text:s/></text:span><text:span text:style-name="T120_29">way</text:span><text:span text:style-name="T120_30"><text:s/></text:span><text:span text:style-name="T120_31">you</text:span><text:span text:style-name="T120_32"><text:s/></text:span><text:span text:style-name="T120_33">have</text:span><text:span text:style-name="T120_34"><text:s/></text:span><text:span text:style-name="T120_35">set</text:span><text:span text:style-name="T120_36"><text:s/></text:span><text:span text:style-name="T120_37">your</text:span><text:span text:style-name="T120_38"><text:s/></text:span><text:span text:style-name="T120_39">Currency</text:span><text:span text:style-name="T120_40"><text:s/></text:span><text:span text:style-name="T120_41">Settings</text:span><text:span text:style-name="T120_42"><text:s/></text:span><text:span text:style-name="T120_43">in</text:span><text:span text:style-name="T120_44"><text:s/></text:span><text:span text:style-name="T120_45">WooCommerce</text:span><text:span text:style-name="T120_46"><text:s/>/<text:s/></text:span><text:span text:style-name="T120_47">General</text:span><text:span text:style-name="T120_48"><text:s/></text:span><text:span text:style-name="T120_49">Options</text:span><text:span text:style-name="T120_50"><text:s/>(</text:span><text:span text:style-name="T120_51">use</text:span><text:span text:style-name="T120_52"><text:s/></text:span><text:span text:style-name="T120_53">the</text:span><text:span text:style-name="T120_54"><text:s/></text:span><text:span text:style-name="T120_55">same</text:span><text:span text:style-name="T120_56"><text:s/></text:span><text:span text:style-name="T120_57">Thousand</text:span><text:span text:style-name="T120_58"><text:s/></text:span><text:span text:style-name="T120_59">Separator</text:span><text:span text:style-name="T120_60">,</text:span><text:span text:style-name="T120_61"><text:s/></text:span><text:span text:style-name="T120_62">Decimal</text:span><text:span text:style-name="T120_63"><text:s/></text:span><text:span text:style-name="T120_64">Separator</text:span><text:span text:style-name="T120_65"><text:s/></text:span><text:span text:style-name="T120_66">and</text:span><text:span text:style-name="T120_67"><text:s/></text:span><text:span text:style-name="T120_68">Number</text:span><text:span text:style-name="T120_69"><text:s/></text:span><text:span text:style-name="T120_70">of</text:span><text:span text:style-name="T120_71"><text:s/></text:span><text:span text:style-name="T120_72">Decimals</text:span><text:span text:style-name="T120_73">).</text:span></text:p>
      <text:p text:style-name="P121"/>
      <text:p text:style-name="P122"><text:span text:style-name="T122_1">When</text:span><text:span text:style-name="T122_2"><text:s/></text:span><text:span text:style-name="T122_3">a</text:span><text:span text:style-name="T122_4"><text:s/></text:span><text:span text:style-name="T122_5">new</text:span><text:span text:style-name="T122_6"><text:s/></text:span><text:span text:style-name="T122_7">Listin</text:span><text:span text:style-name="T122_8"><text:s/></text:span><text:span text:style-name="T122_9">Prices</text:span><text:span text:style-name="T122_10"><text:s/></text:span><text:span text:style-name="T122_11">file</text:span><text:span text:style-name="T122_12"><text:s/></text:span><text:span text:style-name="T122_13">is</text:span><text:span text:style-name="T122_14"><text:s/></text:span><text:span text:style-name="T122_15">uploaded</text:span><text:span text:style-name="T122_16">,<text:s/></text:span><text:span text:style-name="T122_17">the</text:span><text:span text:style-name="T122_18"><text:s/></text:span><text:span text:style-name="T122_19">plugin</text:span><text:span text:style-name="T122_20"><text:s/></text:span><text:span text:style-name="T122_21">will</text:span><text:span text:style-name="T122_22"><text:s/></text:span><text:span text:style-name="T122_23">check</text:span><text:span text:style-name="T122_24"><text:s/></text:span><text:span text:style-name="T122_25">for</text:span><text:span text:style-name="T122_26"><text:s/></text:span><text:span text:style-name="T122_27">the</text:span><text:span text:style-name="T122_28"><text:s/></text:span><text:span text:style-name="T122_29">following</text:span><text:span text:style-name="T122_30">:</text:span></text:p>
      <text:p text:style-name="P123"><text:span text:style-name="T123_1">-<text:s/></text:span><text:span text:style-name="T123_2">Is</text:span><text:span text:style-name="T123_3"><text:s/></text:span><text:span text:style-name="T123_4">the</text:span><text:span text:style-name="T123_5"><text:s/></text:span><text:span text:style-name="T123_6">current</text:span><text:span text:style-name="T123_7"><text:s/></text:span><text:span text:style-name="T123_8">user</text:span><text:span text:style-name="T123_9"><text:s/></text:span><text:span text:style-name="T123_10">allowed</text:span><text:span text:style-name="T123_11"><text:s/></text:span><text:span text:style-name="T123_12">to</text:span><text:span text:style-name="T123_13"><text:s/></text:span><text:span text:style-name="T123_14">upload</text:span><text:span text:style-name="T123_15"><text:s/></text:span><text:span text:style-name="T123_16">this</text:span><text:span text:style-name="T123_17"><text:s/></text:span><text:span text:style-name="T123_18">file</text:span><text:span text:style-name="T123_19">?</text:span></text:p>
      <text:p text:style-name="P124"><text:span text:style-name="T124_1">-<text:s/></text:span><text:span text:style-name="T124_2">Is</text:span><text:span text:style-name="T124_3"><text:s/></text:span><text:span text:style-name="T124_4">the</text:span><text:span text:style-name="T124_5"><text:s/></text:span><text:span text:style-name="T124_6">file</text:span><text:span text:style-name="T124_7"><text:s/></text:span><text:span text:style-name="T124_8">uploaded</text:span><text:span text:style-name="T124_9"><text:s/></text:span><text:span text:style-name="T124_10">from</text:span><text:span text:style-name="T124_11"><text:s/></text:span><text:span text:style-name="T124_12">the</text:span><text:span text:style-name="T124_13"><text:s/></text:span><text:span text:style-name="T124_14">correct</text:span><text:span text:style-name="T124_15"><text:s/></text:span><text:span text:style-name="T124_16">form</text:span><text:span text:style-name="T124_17">?</text:span></text:p>
      <text:p text:style-name="P125"><text:span text:style-name="T125_1">-<text:s/></text:span><text:span text:style-name="T125_2">Is</text:span><text:span text:style-name="T125_3"><text:s/></text:span><text:span text:style-name="T125_4">file</text:span><text:span text:style-name="T125_5"><text:s/></text:span><text:span text:style-name="T125_6">of</text:span><text:span text:style-name="T125_7"><text:s/></text:span><text:span text:style-name="T125_8">the</text:span><text:span text:style-name="T125_9"><text:s/></text:span><text:span text:style-name="T125_10">correct</text:span><text:span text:style-name="T125_11"><text:s/></text:span><text:span text:style-name="T125_12">file</text:span><text:span text:style-name="T125_13"><text:s/></text:span><text:span text:style-name="T125_14">type</text:span><text:span text:style-name="T125_15"><text:s/>(</text:span><text:span text:style-name="T125_16">CSV</text:span><text:span text:style-name="T125_17">)?</text:span></text:p>
      <text:p text:style-name="P126"><text:span text:style-name="T126_1">-<text:s/></text:span><text:span text:style-name="T126_2">Does</text:span><text:span text:style-name="T126_3"><text:s/></text:span><text:span text:style-name="T126_4">it</text:span><text:span text:style-name="T126_5"><text:s/></text:span><text:span text:style-name="T126_6">have</text:span><text:span text:style-name="T126_7"><text:s/>2<text:s/></text:span><text:span text:style-name="T126_8">columns</text:span><text:span text:style-name="T126_9">?</text:span></text:p>
      <text:p text:style-name="P127"/>
      <text:p text:style-name="P128"><text:span text:style-name="T128_1">If</text:span><text:span text:style-name="T128_2"><text:s/></text:span><text:span text:style-name="T128_3">all</text:span><text:span text:style-name="T128_4"><text:s/></text:span><text:span text:style-name="T128_5">the</text:span><text:span text:style-name="T128_6"><text:s/></text:span><text:span text:style-name="T128_7">above</text:span><text:span text:style-name="T128_8"><text:s/></text:span><text:span text:style-name="T128_9">are</text:span><text:span text:style-name="T128_10"><text:s/></text:span><text:span text:style-name="T128_11">true</text:span><text:span text:style-name="T128_12">,<text:s/></text:span><text:span text:style-name="T128_13">then</text:span><text:span text:style-name="T128_14"><text:s/></text:span><text:span text:style-name="T128_15">each</text:span><text:span text:style-name="T128_16"><text:s/></text:span><text:span text:style-name="T128_17">line</text:span><text:span text:style-name="T128_18"><text:s/></text:span><text:span text:style-name="T128_19">is</text:span><text:span text:style-name="T128_20"><text:s/></text:span><text:span text:style-name="T128_21">checked</text:span><text:span text:style-name="T128_22"><text:s/></text:span><text:span text:style-name="T128_23">for</text:span><text:span text:style-name="T128_24"><text:s/></text:span><text:span text:style-name="T128_25">empty</text:span><text:span text:style-name="T128_26"><text:s/></text:span><text:span text:style-name="T128_27">values</text:span><text:span text:style-name="T128_28">.<text:s/></text:span><text:span text:style-name="T128_29">If</text:span><text:span text:style-name="T128_30"><text:s/></text:span><text:span text:style-name="T128_31">none</text:span><text:span text:style-name="T128_32">,<text:s/></text:span><text:span text:style-name="T128_33">it</text:span><text:span text:style-name="T128_34"><text:s/></text:span><text:span text:style-name="T128_35">will</text:span><text:span text:style-name="T128_36"><text:s/></text:span><text:span text:style-name="T128_37">go</text:span><text:span text:style-name="T128_38"><text:s/></text:span><text:span text:style-name="T128_39">ahead</text:span><text:span text:style-name="T128_40"><text:s/></text:span><text:span text:style-name="T128_41">and</text:span><text:span text:style-name="T128_42">,<text:s/></text:span><text:span text:style-name="T128_43">for</text:span><text:span text:style-name="T128_44"><text:s/></text:span><text:span text:style-name="T128_45">each</text:span><text:span text:style-name="T128_46"><text:s/></text:span><text:span text:style-name="T128_47">row</text:span><text:span text:style-name="T128_48"><text:s/></text:span><text:span text:style-name="T128_49">in</text:span><text:span text:style-name="T128_50"><text:s/></text:span><text:span text:style-name="T128_51">the</text:span><text:span text:style-name="T128_52"><text:s/></text:span><text:span text:style-name="T128_53">file</text:span><text:span text:style-name="T128_54">,<text:s/></text:span><text:span text:style-name="T128_55">search</text:span><text:span text:style-name="T128_56"><text:s/></text:span><text:span text:style-name="T128_57">if</text:span><text:span text:style-name="T128_58"><text:s/></text:span><text:span text:style-name="T128_59">there</text:span><text:span text:style-name="T128_60"><text:s/></text:span><text:span text:style-name="T128_61">are</text:span><text:span text:style-name="T128_62"><text:s/></text:span><text:span text:style-name="T128_63">any</text:span><text:span text:style-name="T128_64"><text:s/></text:span><text:span text:style-name="T128_65">product</text:span><text:span text:style-name="T128_66"><text:s/></text:span><text:span text:style-name="T128_67">with</text:span><text:span text:style-name="T128_68"><text:s/></text:span><text:span text:style-name="T128_69">the</text:span><text:span text:style-name="T128_70"><text:s/></text:span><text:span text:style-name="T128_71">SKU</text:span><text:span text:style-name="T128_72"><text:s/></text:span><text:span text:style-name="T128_73">from</text:span><text:span text:style-name="T128_74"><text:s/></text:span><text:span text:style-name="T128_75">column</text:span><text:span text:style-name="T128_76"><text:s/>1.<text:s/></text:span><text:span text:style-name="T128_77">If</text:span><text:span text:style-name="T128_78"><text:s/></text:span><text:span text:style-name="T128_79">a</text:span><text:span text:style-name="T128_80"><text:s/></text:span><text:span text:style-name="T128_81">product</text:span><text:span text:style-name="T128_82"><text:s/></text:span><text:span text:style-name="T128_83">is</text:span><text:span text:style-name="T128_84"><text:s/></text:span><text:span text:style-name="T128_85">found</text:span><text:span text:style-name="T128_86">,<text:s/></text:span><text:span text:style-name="T128_87">it</text:span><text:span text:style-name="T128_88"><text:s/></text:span><text:span text:style-name="T128_89">will</text:span><text:span text:style-name="T128_90"><text:s/></text:span><text:span text:style-name="T128_91">search</text:span><text:span text:style-name="T128_92"><text:s/></text:span><text:span text:style-name="T128_93">for</text:span><text:span text:style-name="T128_94"><text:s/></text:span><text:span text:style-name="T128_95">the</text:span><text:span text:style-name="T128_96"><text:s/></text:span><text:span text:style-name="T128_97">database</text:span><text:span text:style-name="T128_98"><text:s/></text:span><text:span text:style-name="T128_99">entries</text:span><text:span text:style-name="T128_100"><text:s/>(</text:span><text:span text:style-name="T128_101">inside</text:span><text:span text:style-name="T128_102"><text:s/></text:span><text:span text:style-name="T128_103">postmeta</text:span><text:span text:style-name="T128_104"><text:s/></text:span><text:span text:style-name="T128_105">table</text:span><text:span text:style-name="T128_106">)<text:s/></text:span><text:span text:style-name="T128_107">that</text:span><text:span text:style-name="T128_108"><text:s/></text:span><text:span text:style-name="T128_109">hold</text:span><text:span text:style-name="T128_110"><text:s/></text:span><text:span text:style-name="T128_111">the</text:span><text:span text:style-name="T128_112"><text:s/>“_</text:span><text:span text:style-name="T128_113">price</text:span><text:span text:style-name="T128_114">”<text:s/></text:span><text:span text:style-name="T128_115">and</text:span><text:span text:style-name="T128_116"><text:s/></text:span><text:span text:style-name="T128_117">the</text:span><text:span text:style-name="T128_118"><text:s/>“_</text:span><text:span text:style-name="T128_119">regular</text:span><text:span text:style-name="T128_120">_</text:span><text:span text:style-name="T128_121">price</text:span><text:span text:style-name="T128_122">”<text:s/></text:span><text:span text:style-name="T128_123">of</text:span><text:span text:style-name="T128_124"><text:s/></text:span><text:span text:style-name="T128_125">a</text:span><text:span text:style-name="T128_126"><text:s/></text:span><text:span text:style-name="T128_127">WooCommerce</text:span><text:span text:style-name="T128_128"><text:s/></text:span><text:span text:style-name="T128_129">product</text:span><text:span text:style-name="T128_130"><text:s/></text:span><text:span text:style-name="T128_131">and</text:span><text:span text:style-name="T128_132"><text:s/></text:span><text:span text:style-name="T128_133">update</text:span><text:span text:style-name="T128_134"><text:s/></text:span><text:span text:style-name="T128_135">both</text:span><text:span text:style-name="T128_136"><text:s/></text:span><text:span text:style-name="T128_137">entries</text:span><text:span text:style-name="T128_138"><text:s/></text:span><text:span text:style-name="T128_139">with</text:span><text:span text:style-name="T128_140"><text:s/></text:span><text:span text:style-name="T128_141">the</text:span><text:span text:style-name="T128_142"><text:s/></text:span><text:span text:style-name="T128_143">new</text:span><text:span text:style-name="T128_144"><text:s/></text:span><text:span text:style-name="T128_145">price</text:span><text:span text:style-name="T128_146">.<text:s/></text:span><text:span text:style-name="T128_147">If</text:span><text:span text:style-name="T128_148"><text:s/></text:span><text:span text:style-name="T128_149">multiple</text:span><text:span text:style-name="T128_150"><text:s/></text:span><text:span text:style-name="T128_151">SKU</text:span><text:span text:style-name="T128_152">/</text:span><text:span text:style-name="T128_153">Price</text:span><text:span text:style-name="T128_154"><text:s/></text:span><text:span text:style-name="T128_155">combinations</text:span><text:span text:style-name="T128_156"><text:s/></text:span><text:span text:style-name="T128_157">are</text:span><text:span text:style-name="T128_158"><text:s/></text:span><text:span text:style-name="T128_159">uploaded</text:span><text:span text:style-name="T128_160">,<text:s/></text:span><text:span text:style-name="T128_161">the</text:span><text:span text:style-name="T128_162"><text:s/></text:span><text:span text:style-name="T128_163">last</text:span><text:span text:style-name="T128_164"><text:s/></text:span><text:span text:style-name="T128_165">one</text:span><text:span text:style-name="T128_166"><text:s/></text:span><text:span text:style-name="T128_167">will</text:span><text:span text:style-name="T128_168"><text:s/></text:span><text:span text:style-name="T128_169">be</text:span><text:span text:style-name="T128_170"><text:s/></text:span><text:span text:style-name="T128_171">the</text:span><text:span text:style-name="T128_172"><text:s/></text:span><text:span text:style-name="T128_173">only</text:span><text:span text:style-name="T128_174"><text:s/></text:span><text:span text:style-name="T128_175">one</text:span><text:span text:style-name="T128_176"><text:s/></text:span><text:span text:style-name="T128_177">persisted</text:span><text:span text:style-name="T128_178">.</text:span></text:p>
      <text:p text:style-name="P129"><text:span text:style-name="T129_1">NOTE</text:span><text:span text:style-name="T129_2">:<text:s/></text:span><text:span text:style-name="T129_3">First</text:span><text:span text:style-name="T129_4"><text:s/></text:span><text:span text:style-name="T129_5">line</text:span><text:span text:style-name="T129_6"><text:s/></text:span><text:span text:style-name="T129_7">is</text:span><text:span text:style-name="T129_8"><text:s/></text:span><text:span text:style-name="T129_9">always</text:span><text:span text:style-name="T129_10"><text:s/></text:span><text:span text:style-name="T129_11">assumed</text:span><text:span text:style-name="T129_12"><text:s/></text:span><text:span text:style-name="T129_13">to</text:span><text:span text:style-name="T129_14"><text:s/></text:span><text:span text:style-name="T129_15">contain</text:span><text:span text:style-name="T129_16"><text:s/></text:span><text:span text:style-name="T129_17">headings</text:span><text:span text:style-name="T129_18">,<text:s/></text:span><text:span text:style-name="T129_19">so</text:span><text:span text:style-name="T129_20"><text:s/></text:span><text:span text:style-name="T129_21">it</text:span><text:span text:style-name="T129_22"><text:s/></text:span><text:span text:style-name="T129_23">is</text:span><text:span text:style-name="T129_24"><text:s/></text:span><text:span text:style-name="T129_25">skipped</text:span><text:span text:style-name="T129_26">.</text:span></text:p>
      <text:p text:style-name="P130"><text:span text:style-name="T130_1">When</text:span><text:span text:style-name="T130_2"><text:s/></text:span><text:span text:style-name="T130_3">the</text:span><text:span text:style-name="T130_4"><text:s/></text:span><text:span text:style-name="T130_5">plugin</text:span><text:span text:style-name="T130_6"><text:s/></text:span><text:span text:style-name="T130_7">completes</text:span><text:span text:style-name="T130_8"><text:s/></text:span><text:span text:style-name="T130_9">processing</text:span><text:span text:style-name="T130_10"><text:s/></text:span><text:span text:style-name="T130_11">the</text:span><text:span text:style-name="T130_12"><text:s/></text:span><text:span text:style-name="T130_13">CSV</text:span><text:span text:style-name="T130_14"><text:s/></text:span><text:span text:style-name="T130_15">file</text:span><text:span text:style-name="T130_16"><text:s/></text:span><text:span text:style-name="T130_17">and</text:span><text:span text:style-name="T130_18"><text:s/></text:span><text:span text:style-name="T130_19">entries</text:span><text:span text:style-name="T130_20"><text:s/></text:span><text:span text:style-name="T130_21">are</text:span><text:span text:style-name="T130_22"><text:s/></text:span><text:span text:style-name="T130_23">added</text:span><text:span text:style-name="T130_24"><text:s/></text:span><text:span text:style-name="T130_25">in</text:span><text:span text:style-name="T130_26"><text:s/></text:span><text:span text:style-name="T130_27">the</text:span><text:span text:style-name="T130_28"><text:s/></text:span><text:span text:style-name="T130_29">Database</text:span><text:span text:style-name="T130_30">,<text:s/></text:span><text:span text:style-name="T130_31">it</text:span><text:span text:style-name="T130_32"><text:s/></text:span><text:span text:style-name="T130_33">will</text:span><text:span text:style-name="T130_34"><text:s/></text:span><text:span text:style-name="T130_35">return</text:span><text:span text:style-name="T130_36"><text:s/></text:span><text:span text:style-name="T130_37">a</text:span><text:span text:style-name="T130_38"><text:s/></text:span><text:span text:style-name="T130_39">status</text:span><text:span text:style-name="T130_40"><text:s/>(</text:span><text:span text:style-name="T130_41">shown</text:span><text:span text:style-name="T130_42"><text:s/></text:span><text:span text:style-name="T130_43">at</text:span><text:span text:style-name="T130_44"><text:s/></text:span><text:span text:style-name="T130_45">the</text:span><text:span text:style-name="T130_46"><text:s/></text:span><text:span text:style-name="T130_47">top</text:span><text:span text:style-name="T130_48">)<text:s/></text:span><text:span text:style-name="T130_49">which</text:span><text:span text:style-name="T130_50"><text:s/></text:span><text:span text:style-name="T130_51">shows</text:span><text:span text:style-name="T130_52"><text:s/></text:span><text:span text:style-name="T130_53">how</text:span><text:span text:style-name="T130_54"><text:s/></text:span><text:span text:style-name="T130_55">many</text:span><text:span text:style-name="T130_56"><text:s/></text:span><text:span text:style-name="T130_57">prices</text:span><text:span text:style-name="T130_58"><text:s/></text:span><text:span text:style-name="T130_59">have</text:span><text:span text:style-name="T130_60"><text:s/></text:span><text:span text:style-name="T130_61">been</text:span><text:span text:style-name="T130_62"><text:s/></text:span><text:span text:style-name="T130_63">updated</text:span><text:span text:style-name="T130_64"><text:s/></text:span><text:span text:style-name="T130_65">and</text:span><text:span text:style-name="T130_66"><text:s/></text:span><text:span text:style-name="T130_67">a</text:span><text:span text:style-name="T130_68"><text:s/></text:span><text:span text:style-name="T130_69">detailed</text:span><text:span text:style-name="T130_70"><text:s/></text:span><text:span text:style-name="T130_71">output</text:span><text:span text:style-name="T130_72"><text:s/>(</text:span><text:span text:style-name="T130_73">shown</text:span><text:span text:style-name="T130_74"><text:s/></text:span><text:span text:style-name="T130_75">at</text:span><text:span text:style-name="T130_76"><text:s/></text:span><text:span text:style-name="T130_77">the</text:span><text:span text:style-name="T130_78"><text:s/></text:span><text:span text:style-name="T130_79">bottom</text:span><text:span text:style-name="T130_80">)<text:s/></text:span><text:span text:style-name="T130_81">with</text:span><text:span text:style-name="T130_82"><text:s/></text:span><text:span text:style-name="T130_83">every</text:span><text:span text:style-name="T130_84"><text:s/></text:span><text:span text:style-name="T130_85">product</text:span><text:span text:style-name="T130_86"><text:s/></text:span><text:span text:style-name="T130_87">price</text:span><text:span text:style-name="T130_88"><text:s/></text:span><text:span text:style-name="T130_89">updated</text:span><text:span text:style-name="T130_90">.<text:s/></text:span><text:span text:style-name="T130_91">This</text:span><text:span text:style-name="T130_92"><text:s/></text:span><text:span text:style-name="T130_93">will</text:span><text:span text:style-name="T130_94"><text:s/></text:span><text:span text:style-name="T130_95">also</text:span><text:span text:style-name="T130_96"><text:s/></text:span><text:span text:style-name="T130_97">show</text:span><text:span text:style-name="T130_98"><text:s/></text:span><text:span text:style-name="T130_99">a</text:span><text:span text:style-name="T130_100"><text:s/></text:span><text:span text:style-name="T130_101">comparison</text:span><text:span text:style-name="T130_102"><text:s/>(</text:span><text:span text:style-name="T130_103">old</text:span><text:span text:style-name="T130_104"><text:s/></text:span><text:span text:style-name="T130_105">price</text:span><text:span text:style-name="T130_106"><text:s/>–<text:s/></text:span><text:span text:style-name="T130_107">new</text:span><text:span text:style-name="T130_108"><text:s/></text:span><text:span text:style-name="T130_109">price</text:span><text:span text:style-name="T130_110">)<text:s/></text:span><text:span text:style-name="T130_111">for</text:span><text:span text:style-name="T130_112"><text:s/></text:span><text:span text:style-name="T130_113">each</text:span><text:span text:style-name="T130_114"><text:s/></text:span><text:span text:style-name="T130_115">update</text:span><text:span text:style-name="T130_116">.</text:span></text:p>
      <text:p text:style-name="P131"/>
      <text:p text:style-name="P132"><text:span text:style-name="T132_1">If</text:span><text:span text:style-name="T132_2"><text:s/></text:span><text:span text:style-name="T132_3">there</text:span><text:span text:style-name="T132_4"><text:s/></text:span><text:span text:style-name="T132_5">were</text:span><text:span text:style-name="T132_6"><text:s/></text:span><text:span text:style-name="T132_7">no</text:span><text:span text:style-name="T132_8"><text:s/></text:span><text:span text:style-name="T132_9">errors</text:span><text:span text:style-name="T132_10">,<text:s/></text:span><text:span text:style-name="T132_11">the</text:span><text:span text:style-name="T132_12"><text:s/></text:span><text:span text:style-name="T132_13">file</text:span><text:span text:style-name="T132_14"><text:s/></text:span><text:span text:style-name="T132_15">uploaded</text:span><text:span text:style-name="T132_16"><text:s/></text:span><text:span text:style-name="T132_17">is</text:span><text:span text:style-name="T132_18"><text:s/></text:span><text:span text:style-name="T132_19">saved</text:span><text:span text:style-name="T132_20"><text:s/></text:span><text:span text:style-name="T132_21">on</text:span><text:span text:style-name="T132_22"><text:s/></text:span><text:span text:style-name="T132_23">the</text:span><text:span text:style-name="T132_24"><text:s/></text:span><text:span text:style-name="T132_25">server</text:span><text:span text:style-name="T132_26"><text:s/></text:span><text:span text:style-name="T132_27">and</text:span><text:span text:style-name="T132_28"><text:s/></text:span><text:span text:style-name="T132_29">a</text:span><text:span text:style-name="T132_30"><text:s/></text:span><text:span text:style-name="T132_31">download</text:span><text:span text:style-name="T132_32"><text:s/></text:span><text:span text:style-name="T132_33">link</text:span><text:span text:style-name="T132_34"><text:s/></text:span><text:span text:style-name="T132_35">is</text:span><text:span text:style-name="T132_36"><text:s/></text:span><text:span text:style-name="T132_37">attached</text:span><text:span text:style-name="T132_38"><text:s/></text:span><text:span text:style-name="T132_39">near</text:span><text:span text:style-name="T132_40"><text:s/></text:span><text:span text:style-name="T132_41">the</text:span><text:span text:style-name="T132_42"><text:s/></text:span><text:span text:style-name="T132_43">Upload</text:span><text:span text:style-name="T132_44"><text:s/></text:span><text:span text:style-name="T132_45">button</text:span><text:span text:style-name="T132_46">.<text:s/></text:span><text:span text:style-name="T132_47">This</text:span><text:span text:style-name="T132_48"><text:s/></text:span><text:span text:style-name="T132_49">download</text:span><text:span text:style-name="T132_50"><text:s/></text:span><text:span text:style-name="T132_51">link</text:span><text:span text:style-name="T132_52"><text:s/></text:span><text:span text:style-name="T132_53">updates</text:span><text:span text:style-name="T132_54"><text:s/></text:span><text:span text:style-name="T132_55">every</text:span><text:span text:style-name="T132_56"><text:s/></text:span><text:span text:style-name="T132_57">time</text:span><text:span text:style-name="T132_58"><text:s/></text:span><text:span text:style-name="T132_59">a</text:span><text:span text:style-name="T132_60"><text:s/></text:span><text:span text:style-name="T132_61">new</text:span><text:span text:style-name="T132_62"><text:s/></text:span><text:span text:style-name="T132_63">file</text:span><text:span text:style-name="T132_64"><text:s/></text:span><text:span text:style-name="T132_65">is</text:span><text:span text:style-name="T132_66"><text:s/></text:span><text:span text:style-name="T132_67">created</text:span><text:span text:style-name="T132_68"><text:s/></text:span><text:span text:style-name="T132_69">so</text:span><text:span text:style-name="T132_70"><text:s/></text:span><text:span text:style-name="T132_71">that</text:span><text:span text:style-name="T132_72"><text:s/></text:span><text:span text:style-name="T132_73">the</text:span><text:span text:style-name="T132_74"><text:s/></text:span><text:span text:style-name="T132_75">last</text:span><text:span text:style-name="T132_76"><text:s/></text:span><text:span text:style-name="T132_77">file</text:span><text:span text:style-name="T132_78"><text:s/></text:span><text:span text:style-name="T132_79">used</text:span><text:span text:style-name="T132_80"><text:s/></text:span><text:span text:style-name="T132_81">can</text:span><text:span text:style-name="T132_82"><text:s/></text:span><text:span text:style-name="T132_83">easily</text:span><text:span text:style-name="T132_84"><text:s/></text:span><text:span text:style-name="T132_85">be</text:span><text:span text:style-name="T132_86"><text:s/></text:span><text:span text:style-name="T132_87">accessed</text:span><text:span text:style-name="T132_88">.</text:span></text:p>
      <text:p text:style-name="P133"/>
      <text:p text:style-name="P134"/>
      <text:p text:style-name="P135"><text:span text:style-name="T135_1">Removing</text:span><text:span text:style-name="T135_2"><text:s/></text:span><text:span text:style-name="T135_3">the</text:span><text:span text:style-name="T135_4"><text:s/></text:span><text:span text:style-name="T135_5">plugin</text:span></text:p>
      <text:p text:style-name="P136"/>
      <text:list text:style-name="LS7" xml:id="list22">
        <text:list-item>
          <text:p text:style-name="P137"><text:span text:style-name="T137_1">On</text:span><text:span text:style-name="T137_2"><text:s/></text:span><text:span text:style-name="T137_3">the</text:span><text:span text:style-name="T137_4"><text:s/></text:span><text:span text:style-name="T137_5">the</text:span><text:span text:style-name="T137_6"><text:s/></text:span><text:span text:style-name="T137_7">WordPress</text:span><text:span text:style-name="T137_8"><text:s/></text:span><text:span text:style-name="T137_9">Plugins</text:span><text:span text:style-name="T137_10"><text:s/></text:span><text:span text:style-name="T137_11">screen</text:span><text:span text:style-name="T137_12">,<text:s/></text:span><text:span text:style-name="T137_13">find</text:span><text:span text:style-name="T137_14"><text:s/></text:span><text:span text:style-name="T137_15">the</text:span><text:span text:style-name="T137_16"><text:s/>“</text:span><text:span text:style-name="T137_17">WooCommerce</text:span><text:span text:style-name="T137_18"><text:s/></text:span><text:span text:style-name="T137_19">CSV</text:span><text:span text:style-name="T137_20"><text:s/></text:span><text:span text:style-name="T137_21">Price</text:span><text:span text:style-name="T137_22"><text:s/></text:span><text:span text:style-name="T137_23">Manager</text:span><text:span text:style-name="T137_24">”</text:span><text:span text:style-name="T137_25"><text:s/></text:span><text:span text:style-name="T137_26">and</text:span><text:span text:style-name="T137_27"><text:s/></text:span><text:span text:style-name="T137_28">click</text:span><text:span text:style-name="T137_29"><text:s/>“</text:span><text:span text:style-name="T137_30">Deactivate</text:span><text:span text:style-name="T137_31">”</text:span></text:p>
        </text:list-item>
        <text:list-item>
          <text:p text:style-name="P138"><text:span text:style-name="T138_1">Once</text:span><text:span text:style-name="T138_2"><text:s/></text:span><text:span text:style-name="T138_3">deactivated</text:span><text:span text:style-name="T138_4">,<text:s/></text:span><text:span text:style-name="T138_5">you</text:span><text:span text:style-name="T138_6"><text:s/></text:span><text:span text:style-name="T138_7">will</text:span><text:span text:style-name="T138_8"><text:s/></text:span><text:span text:style-name="T138_9">see</text:span><text:span text:style-name="T138_10"><text:s/></text:span><text:span text:style-name="T138_11">the</text:span><text:span text:style-name="T138_12"><text:s/></text:span><text:span text:style-name="T138_13">the</text:span><text:span text:style-name="T138_14"><text:s/>“</text:span><text:span text:style-name="T138_15">Delete</text:span><text:span text:style-name="T138_16">”<text:s/></text:span><text:span text:style-name="T138_17">link</text:span><text:span text:style-name="T138_18">.<text:s/></text:span><text:span text:style-name="T138_19">Click</text:span><text:span text:style-name="T138_20"><text:s/></text:span><text:span text:style-name="T138_21">on</text:span><text:span text:style-name="T138_22"><text:s/></text:span><text:span text:style-name="T138_23">it</text:span><text:span text:style-name="T138_24"><text:s/></text:span><text:span text:style-name="T138_25">and</text:span><text:span text:style-name="T138_26"><text:s/></text:span><text:span text:style-name="T138_27">confirm</text:span><text:span text:style-name="T138_28"><text:s/></text:span><text:span text:style-name="T138_29">the</text:span><text:span text:style-name="T138_30"><text:s/></text:span><text:span text:style-name="T138_31">removal</text:span><text:span text:style-name="T138_32">.</text:span></text:p>
        </text:list-item>
      </text:list>
      <text:p text:style-name="P139"/>
      <text:p text:style-name="P140"><text:span text:style-name="T140_1">When</text:span><text:span text:style-name="T140_2"><text:s/></text:span><text:span text:style-name="T140_3">the</text:span><text:span text:style-name="T140_4"><text:s/></text:span><text:span text:style-name="T140_5">plugin</text:span><text:span text:style-name="T140_6"><text:s/></text:span><text:span text:style-name="T140_7">is</text:span><text:span text:style-name="T140_8"><text:s/></text:span><text:span text:style-name="T140_9">Deactivated</text:span><text:span text:style-name="T140_10">,</text:span><text:span text:style-name="T140_11"><text:s/></text:span><text:span text:style-name="T140_12">none</text:span><text:span text:style-name="T140_13"><text:s/></text:span><text:span text:style-name="T140_14">of</text:span><text:span text:style-name="T140_15"><text:s/></text:span><text:span text:style-name="T140_16">the</text:span><text:span text:style-name="T140_17"><text:s/></text:span><text:span text:style-name="T140_18">customer</text:span><text:span text:style-name="T140_19"><text:s/></text:span><text:span text:style-name="T140_20">pricing</text:span><text:span text:style-name="T140_21"><text:s/></text:span><text:span text:style-name="T140_22">rules</text:span><text:span text:style-name="T140_23"><text:s/></text:span><text:span text:style-name="T140_24">apply</text:span><text:span text:style-name="T140_25">.<text:s/></text:span><text:span text:style-name="T140_26">The</text:span><text:span text:style-name="T140_27"><text:s/></text:span><text:span text:style-name="T140_28">table</text:span><text:span text:style-name="T140_29"><text:s/></text:span><text:span text:style-name="T140_30">with</text:span><text:span text:style-name="T140_31"><text:s/></text:span><text:span text:style-name="T140_32">the</text:span><text:span text:style-name="T140_33"><text:s/></text:span><text:span text:style-name="T140_34">rules</text:span><text:span text:style-name="T140_35"><text:s/></text:span><text:span text:style-name="T140_36">is</text:span><text:span text:style-name="T140_37"><text:s/></text:span><text:span text:style-name="T140_38">not</text:span><text:span text:style-name="T140_39"><text:s/></text:span><text:span text:style-name="T140_40">removed</text:span><text:span text:style-name="T140_41"><text:s/></text:span><text:span text:style-name="T140_42">but</text:span><text:span text:style-name="T140_43"><text:s/></text:span><text:span text:style-name="T140_44">none</text:span><text:span text:style-name="T140_45"><text:s/></text:span><text:span text:style-name="T140_46">of</text:span><text:span text:style-name="T140_47"><text:s/></text:span><text:span text:style-name="T140_48">the</text:span><text:span text:style-name="T140_49"><text:s/></text:span><text:span text:style-name="T140_50">pricing</text:span><text:span text:style-name="T140_51"><text:s/></text:span><text:span text:style-name="T140_52">filters</text:span><text:span text:style-name="T140_53"><text:s/></text:span><text:span text:style-name="T140_54">are</text:span><text:span text:style-name="T140_55"><text:s/></text:span><text:span text:style-name="T140_56">applied</text:span><text:span text:style-name="T140_57">.<text:s/></text:span><text:span text:style-name="T140_58">Product</text:span><text:span text:style-name="T140_59"><text:s/></text:span><text:span text:style-name="T140_60">prices</text:span><text:span text:style-name="T140_61">,<text:s/></text:span><text:span text:style-name="T140_62">set</text:span><text:span text:style-name="T140_63"><text:s/></text:span><text:span text:style-name="T140_64">using</text:span><text:span text:style-name="T140_65"><text:s/></text:span><text:span text:style-name="T140_66">Listing</text:span><text:span text:style-name="T140_67"><text:s/></text:span><text:span text:style-name="T140_68">Prices</text:span><text:span text:style-name="T140_69">,<text:s/></text:span><text:span text:style-name="T140_70">are</text:span><text:span text:style-name="T140_71"><text:s/></text:span><text:span text:style-name="T140_72">still</text:span><text:span text:style-name="T140_73"><text:s/></text:span><text:span text:style-name="T140_74">applied</text:span><text:span text:style-name="T140_75"><text:s/></text:span><text:span text:style-name="T140_76">since</text:span><text:span text:style-name="T140_77"><text:s/></text:span><text:span text:style-name="T140_78">these</text:span><text:span text:style-name="T140_79"><text:s/></text:span><text:span text:style-name="T140_80">are</text:span><text:span text:style-name="T140_81"><text:s/></text:span><text:span text:style-name="T140_82">permanent</text:span><text:span text:style-name="T140_83"><text:s/></text:span><text:span text:style-name="T140_84">changes</text:span><text:span text:style-name="T140_85"><text:s/></text:span><text:span text:style-name="T140_86">to</text:span><text:span text:style-name="T140_87"><text:s/></text:span><text:span text:style-name="T140_88">the</text:span><text:span text:style-name="T140_89"><text:s/></text:span><text:span text:style-name="T140_90">actual</text:span><text:span text:style-name="T140_91"><text:s/></text:span><text:span text:style-name="T140_92">WooCommerce</text:span><text:span text:style-name="T140_93"><text:s/></text:span><text:span text:style-name="T140_94">products</text:span><text:span text:style-name="T140_95">.</text:span></text:p>
      <text:p text:style-name="P141"/>
      <text:p text:style-name="P142"><text:span text:style-name="T142_1">When</text:span><text:span text:style-name="T142_2"><text:s/></text:span><text:span text:style-name="T142_3">the</text:span><text:span text:style-name="T142_4"><text:s/></text:span><text:span text:style-name="T142_5">plugin</text:span><text:span text:style-name="T142_6"><text:s/></text:span><text:span text:style-name="T142_7">is</text:span><text:span text:style-name="T142_8"><text:s/></text:span><text:span text:style-name="T142_9">Removed</text:span><text:span text:style-name="T142_10">,<text:s/></text:span><text:span text:style-name="T142_11">the</text:span><text:span text:style-name="T142_12"><text:s text:c="2"/></text:span><text:span text:style-name="T142_13">woocommerce</text:span><text:span text:style-name="T142_14">_</text:span><text:span text:style-name="T142_15">custom</text:span><text:span text:style-name="T142_16">_</text:span><text:span text:style-name="T142_17">prices</text:span><text:span text:style-name="T142_18"><text:s text:c="2"/></text:span><text:span text:style-name="T142_19">table</text:span><text:span text:style-name="T142_20"><text:s/></text:span><text:span text:style-name="T142_21">is</text:span><text:span text:style-name="T142_22"><text:s/></text:span><text:span text:style-name="T142_23">removed</text:span><text:span text:style-name="T142_24">,<text:s/></text:span><text:span text:style-name="T142_25">along</text:span><text:span text:style-name="T142_26"><text:s/></text:span><text:span text:style-name="T142_27">with</text:span><text:span text:style-name="T142_28"><text:s/></text:span><text:span text:style-name="T142_29">the</text:span><text:span text:style-name="T142_30"><text:s/></text:span><text:span text:style-name="T142_31">plugin</text:span><text:span text:style-name="T142_32"><text:s/></text:span><text:span text:style-name="T142_33">files</text:span><text:span text:style-name="T142_34"><text:s/></text:span><text:span text:style-name="T142_35">and</text:span><text:span text:style-name="T142_36"><text:s/></text:span><text:span text:style-name="T142_37">settings</text:span><text:span text:style-name="T142_38">.<text:s/></text:span><text:span text:style-name="T142_39">Product</text:span><text:span text:style-name="T142_40"><text:s/></text:span><text:span text:style-name="T142_41">prices</text:span><text:span text:style-name="T142_42">,<text:s/></text:span><text:span text:style-name="T142_43">set</text:span><text:span text:style-name="T142_44"><text:s/></text:span><text:span text:style-name="T142_45">using</text:span><text:span text:style-name="T142_46"><text:s/></text:span><text:span text:style-name="T142_47">Listing</text:span><text:span text:style-name="T142_48"><text:s/></text:span><text:span text:style-name="T142_49">Prices</text:span><text:span text:style-name="T142_50">,<text:s/></text:span><text:span text:style-name="T142_51">are</text:span><text:span text:style-name="T142_52"><text:s/></text:span><text:span text:style-name="T142_53">still</text:span><text:span text:style-name="T142_54"><text:s/></text:span><text:span text:style-name="T142_55">applied</text:span><text:span text:style-name="T142_56"><text:s/></text:span><text:span text:style-name="T142_57">since</text:span><text:span text:style-name="T142_58"><text:s/></text:span><text:span text:style-name="T142_59">these</text:span><text:span text:style-name="T142_60"><text:s/></text:span><text:span text:style-name="T142_61">are</text:span><text:span text:style-name="T142_62"><text:s/></text:span><text:span text:style-name="T142_63">permanent</text:span><text:span text:style-name="T142_64"><text:s/></text:span><text:span text:style-name="T142_65">changes</text:span><text:span text:style-name="T142_66"><text:s/></text:span><text:span text:style-name="T142_67">to</text:span><text:span text:style-name="T142_68"><text:s/></text:span><text:span text:style-name="T142_69">the</text:span><text:span text:style-name="T142_70"><text:s/></text:span><text:span text:style-name="T142_71">actual</text:span><text:span text:style-name="T142_72"><text:s/></text:span><text:span text:style-name="T142_73">WooCommerce</text:span><text:span text:style-name="T142_74"><text:s/></text:span><text:span text:style-name="T142_75">products</text:span><text:span text:style-name="T142_76">.</text:span></text:p>
      <text:p text:style-name="P1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•" text:style-name="List1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•" text:style-name="List2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•" text:style-name="List3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4">
      <text:list-level-style-bullet text:bullet-char="•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4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4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4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4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4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4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6">
      <text:list-level-style-bullet text:bullet-char="•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6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6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6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6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6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6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6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bullet text:bullet-char="•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7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7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7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7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7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7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7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